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宋体" svg:font-family="宋体"/>
    <style:font-face style:name="文泉驛微米黑" svg:font-family="文泉驛微米黑"/>
    <style:font-face style:name="AR PL UKai CN" svg:font-family="'AR PL UKai CN'" style:font-family-generic="swiss"/>
    <style:font-face style:name="Noto Sans CJK SC Regular" svg:font-family="'Noto Sans CJK SC Regular'" style:font-family-generic="swiss"/>
    <style:font-face style:name="Liberation Sans" svg:font-family="'Liberation Sans'" style:font-family-generic="swiss" style:font-pitch="variable"/>
    <style:font-face style:name="AR PL UKai CN1" svg:font-family="'AR PL UKai CN'" style:font-family-generic="system" style:font-pitch="variable"/>
    <style:font-face style:name="DejaVu Sans" svg:font-family="'DejaVu Sans'" style:font-family-generic="system" style:font-pitch="variable"/>
    <style:font-face style:name="Noto Sans CJK SC Regular1" svg:font-family="'Noto Sans CJK SC Regular'" style:font-family-generic="system" style:font-pitch="variable"/>
    <style:font-face style:name="文泉驛正黑" svg:font-family="文泉驛正黑" style:font-family-generic="system" style:font-pitch="variable"/>
  </office:font-face-decls>
  <office:automatic-styles>
    <style:style style:name="co1" style:family="table-column">
      <style:table-column-properties fo:break-before="auto" style:column-width="1.2398in"/>
    </style:style>
    <style:style style:name="co2" style:family="table-column">
      <style:table-column-properties fo:break-before="auto" style:column-width="1.822in"/>
    </style:style>
    <style:style style:name="co3" style:family="table-column">
      <style:table-column-properties fo:break-before="auto" style:column-width="2.648in"/>
    </style:style>
    <style:style style:name="co4" style:family="table-column">
      <style:table-column-properties fo:break-before="auto" style:column-width="1.4717in"/>
    </style:style>
    <style:style style:name="co5" style:family="table-column">
      <style:table-column-properties fo:break-before="auto" style:column-width="1.9783in"/>
    </style:style>
    <style:style style:name="co6" style:family="table-column">
      <style:table-column-properties fo:break-before="auto" style:column-width="1.9709in"/>
    </style:style>
    <style:style style:name="ro1" style:family="table-row">
      <style:table-row-properties style:row-height="0.4307in" fo:break-before="auto" style:use-optimal-row-height="false"/>
    </style:style>
    <style:style style:name="ro2" style:family="table-row">
      <style:table-row-properties style:row-height="0.3134in" fo:break-before="auto" style:use-optimal-row-height="false"/>
    </style:style>
    <style:style style:name="ro3" style:family="table-row">
      <style:table-row-properties style:row-height="0.3102in" fo:break-before="auto" style:use-optimal-row-height="false"/>
    </style:style>
    <style:style style:name="ro4" style:family="table-row">
      <style:table-row-properties style:row-height="0.4508in" fo:break-before="auto" style:use-optimal-row-height="false"/>
    </style:style>
    <style:style style:name="ro5" style:family="table-row">
      <style:table-row-properties style:row-height="0.4626in" fo:break-before="auto" style:use-optimal-row-height="false"/>
    </style:style>
    <style:style style:name="ro6" style:family="table-row">
      <style:table-row-properties style:row-height="0.809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0.6992in" fo:break-before="auto" style:use-optimal-row-height="false"/>
    </style:style>
    <style:style style:name="ro9" style:family="table-row">
      <style:table-row-properties style:row-height="0.7366in" fo:break-before="auto" style:use-optimal-row-height="false"/>
    </style:style>
    <style:style style:name="ro10" style:family="table-row">
      <style:table-row-properties style:row-height="0.5047in" fo:break-before="auto" style:use-optimal-row-height="false"/>
    </style:style>
    <style:style style:name="ro11" style:family="table-row">
      <style:table-row-properties style:row-height="1.4925in" fo:break-before="auto" style:use-optimal-row-height="false"/>
    </style:style>
    <style:style style:name="ro12" style:family="table-row">
      <style:table-row-properties style:row-height="0.8055in" fo:break-before="auto" style:use-optimal-row-height="false"/>
    </style:style>
    <style:style style:name="ro13" style:family="table-row">
      <style:table-row-properties style:row-height="0.4256in" fo:break-before="auto" style:use-optimal-row-height="false"/>
    </style:style>
    <style:style style:name="ro14" style:family="table-row">
      <style:table-row-properties style:row-height="1.5201in" fo:break-before="auto" style:use-optimal-row-height="false"/>
    </style:style>
    <style:style style:name="ro15" style:family="table-row">
      <style:table-row-properties style:row-height="1.2665in" fo:break-before="auto" style:use-optimal-row-height="false"/>
    </style:style>
    <style:style style:name="ro16" style:family="table-row">
      <style:table-row-properties style:row-height="1.0929in" fo:break-before="auto" style:use-optimal-row-height="false"/>
    </style:style>
    <style:style style:name="ro17" style:family="table-row">
      <style:table-row-properties style:row-height="0.7382in" fo:break-before="auto" style:use-optimal-row-height="false"/>
    </style:style>
    <style:style style:name="ro18" style:family="table-row">
      <style:table-row-properties style:row-height="1.3535in" fo:break-before="auto" style:use-optimal-row-height="false"/>
    </style:style>
    <style:style style:name="ro19" style:family="table-row">
      <style:table-row-properties style:row-height="1.0307in" fo:break-before="auto" style:use-optimal-row-height="false"/>
    </style:style>
    <style:style style:name="ro20" style:family="table-row">
      <style:table-row-properties style:row-height="11.3102in" fo:break-before="auto" style:use-optimal-row-height="false"/>
    </style:style>
    <style:style style:name="ro21" style:family="table-row">
      <style:table-row-properties style:row-height="14.2689in" fo:break-before="auto" style:use-optimal-row-height="false"/>
    </style:style>
    <style:style style:name="ro22" style:family="table-row">
      <style:table-row-properties style:row-height="7.4929in" fo:break-before="auto" style:use-optimal-row-height="false"/>
    </style:style>
    <style:style style:name="ro23" style:family="table-row">
      <style:table-row-properties style:row-height="0.2827in" fo:break-before="auto" style:use-optimal-row-height="false"/>
    </style:style>
    <style:style style:name="ro24" style:family="table-row">
      <style:table-row-properties style:row-height="0.25in" fo:break-before="auto" style:use-optimal-row-height="false"/>
    </style:style>
    <style:style style:name="ro25"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2" style:family="table-cell" style:parent-style-name="Default">
      <style:table-cell-properties fo:background-color="#ffff66"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3" style:family="table-cell" style:parent-style-name="Default" style:data-style-name="N100">
      <style:table-cell-properties fo:border-bottom="0.99pt solid #111111" fo:background-color="#ffffff" style:diagonal-bl-tr="none" style:diagonal-tl-br="none" style:text-align-source="fix" style:repeat-content="false" fo:wrap-option="wrap" fo:border-left="0.74pt solid #ffffff" style:direction="ltr" fo:border-right="0.99pt solid #000000" style:rotation-angle="0" style:rotation-align="none" style:shrink-to-fit="false" fo:border-top="0.74pt solid #111111"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4" style:family="table-cell" style:parent-style-name="Default" style:data-style-name="N0">
      <style:table-cell-properties fo:border-bottom="0.74pt solid #ffffff" fo:background-color="#ffffff" style:diagonal-bl-tr="none" style:diagonal-tl-br="none" style:text-align-source="value-type" style:repeat-content="false" fo:wrap-option="wrap" fo:border-left="0.74pt solid #ffffff" style:direction="ltr" fo:border-right="0.99pt solid #000000"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5" style:family="table-cell" style:parent-style-name="Default" style:data-style-name="N0">
      <style:table-cell-properties fo:border-bottom="none"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6" style:family="table-cell" style:parent-style-name="Default" style:data-style-name="N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7" style:family="table-cell" style:parent-style-name="Default" style:data-style-name="N0">
      <style:table-cell-properties fo:border-bottom="0.99pt solid #111111" fo:background-color="#ffffff" style:diagonal-bl-tr="none" style:diagonal-tl-br="none" style:text-align-source="value-type" style:repeat-content="false" fo:wrap-option="wrap" fo:border-left="0.74pt solid #111111" style:direction="ltr" fo:border-right="0.99pt solid #000000"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8" style:family="table-cell" style:parent-style-name="Default" style:data-style-name="N100">
      <style:table-cell-properties fo:border-bottom="0.99pt solid #111111" fo:background-color="#ffffff" style:diagonal-bl-tr="0.74pt solid #ffffff" style:diagonal-tl-br="none" style:text-align-source="value-type" style:repeat-content="false" fo:wrap-option="wrap" fo:border-left="0.74pt solid #ffffff"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9" style:family="table-cell" style:parent-style-name="Default" style:data-style-name="N0">
      <style:table-cell-properties fo:border-bottom="0.74pt solid #ffffff" fo:background-color="#ffffff" style:diagonal-bl-tr="0.74pt solid #ffffff" style:diagonal-tl-br="none" style:text-align-source="value-type" style:repeat-content="false" fo:wrap-option="wrap" fo:border-left="0.74pt solid #ffffff"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0" style:family="table-cell" style:parent-style-name="Default" style:data-style-name="N100">
      <style:table-cell-properties fo:border-bottom="0.99pt solid #111111" fo:background-color="#ffffff" style:diagonal-bl-tr="0.74pt solid #ffffff" style:diagonal-tl-br="none" style:text-align-source="value-type" style:repeat-content="false" fo:wrap-option="wrap" fo:border-left="0.74pt solid #ffffff"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1" style:family="table-cell" style:parent-style-name="Default" style:data-style-name="N100">
      <style:table-cell-properties fo:border-bottom="0.99pt solid #000000" fo:background-color="#ffffff" style:diagonal-bl-tr="none" style:diagonal-tl-br="none" style:text-align-source="value-type" style:repeat-content="false" fo:wrap-option="wrap" fo:border-left="none" style:direction="ltr" fo:border-right="0.99pt solid #111111"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2" style:family="table-cell" style:parent-style-name="Default" style:data-style-name="N0">
      <style:table-cell-properties fo:border-bottom="none" fo:background-color="#ffffff" style:diagonal-bl-tr="none" style:diagonal-tl-br="none" style:text-align-source="value-type" style:repeat-content="false" fo:wrap-option="wrap" fo:border-left="none" style:direction="ltr" fo:border-right="0.99pt solid #111111"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3" style:family="table-cell" style:parent-style-name="Default" style:data-style-name="N0">
      <style:table-cell-properties fo:border-bottom="0.99pt solid #000000" fo:background-color="#ffffff" style:diagonal-bl-tr="none" style:diagonal-tl-br="none" style:text-align-source="value-type" style:repeat-content="false" fo:wrap-option="wrap" fo:border-left="none" style:direction="ltr" fo:border-right="0.99pt solid #111111"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4" style:family="table-cell" style:parent-style-name="Default" style:data-style-name="N0">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5"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6" style:family="table-cell" style:parent-style-name="Default" style:data-style-name="N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8" style:family="table-cell" style:parent-style-name="Default" style:data-style-name="N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9" style:family="table-cell" style:parent-style-name="Default">
      <style:table-cell-properties fo:background-color="#ffcc9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20" style:family="table-cell" style:parent-style-name="Default" style:data-style-name="N100">
      <style:table-cell-properties fo:border-bottom="0.74pt solid #ffffff" fo:background-color="#ffcc99" style:diagonal-bl-tr="none" style:diagonal-tl-br="none" style:text-align-source="fix" style:repeat-content="false" fo:wrap-option="wrap" fo:border-left="0.99pt solid #000000" style:direction="ltr" fo:border-right="0.99pt solid #000000" style:rotation-angle="0" style:rotation-align="none" style:shrink-to-fit="false" fo:border-top="0.74pt solid #111111"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 style:family="table-cell" style:parent-style-name="Default" style:data-style-name="N0">
      <style:table-cell-properties fo:border-bottom="0.74pt solid #ffffff" fo:background-color="#ffcc99" style:diagonal-bl-tr="none" style:diagonal-tl-br="none" style:text-align-source="value-type"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 style:family="table-cell" style:parent-style-name="Default" style:data-style-name="N0">
      <style:table-cell-properties fo:border-bottom="0.74pt solid #ffffff" fo:background-color="#ffcc99" style:diagonal-bl-tr="none" style:diagonal-tl-br="none" style:text-align-source="fix"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3" style:family="table-cell" style:parent-style-name="Default" style:data-style-name="N100">
      <style:table-cell-properties fo:border-bottom="0.74pt solid #ffffff" fo:background-color="#ffcc99" style:diagonal-bl-tr="none" style:diagonal-tl-br="none" style:text-align-source="fix" style:repeat-content="false" fo:wrap-option="wrap" fo:border-left="0.99pt solid #000000" style:direction="ltr" fo:border-right="0.99pt solid #000000" style:rotation-angle="0" style:rotation-align="none" style:shrink-to-fit="false" fo:border-top="0.74pt solid #ffffff"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 style:family="table-cell" style:parent-style-name="Default" style:data-style-name="N0">
      <style:table-cell-properties fo:border-bottom="none" fo:background-color="#ffcc99" style:diagonal-bl-tr="none" style:diagonal-tl-br="none" style:text-align-source="value-type"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5" style:family="table-cell" style:parent-style-name="Default" style:data-style-name="N0">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6" style:family="table-cell" style:parent-style-name="Default" style:data-style-name="N0">
      <style:table-cell-properties fo:border-bottom="0.99pt solid #111111" fo:background-color="#ffcc99" style:diagonal-bl-tr="none" style:diagonal-tl-br="none" style:text-align-source="value-type" style:repeat-content="false" fo:wrap-option="wrap" fo:border-left="0.99pt solid #000000" style:direction="ltr" fo:border-right="0.99pt solid #000000"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7" style:family="table-cell" style:parent-style-name="Default" style:data-style-name="N100">
      <style:table-cell-properties fo:border-bottom="none" fo:background-color="#ffcc99"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8" style:family="table-cell" style:parent-style-name="Default" style:data-style-name="N100">
      <style:table-cell-properties fo:background-color="#ffcc9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9" style:family="table-cell" style:parent-style-name="Default" style:data-style-name="N100">
      <style:table-cell-properties fo:border-bottom="0.99pt solid #111111" fo:background-color="#ffcc99"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0" style:family="table-cell" style:parent-style-name="Default" style:data-style-name="N100">
      <style:table-cell-properties fo:border-bottom="none" fo:background-color="#ffcc99" style:diagonal-bl-tr="none" style:diagonal-tl-br="none" style:text-align-source="value-type" style:repeat-content="false" fo:wrap-option="wrap" fo:border-left="0.99pt solid #111111" style:direction="ltr" fo:border-right="0.99pt solid #111111"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1" style:family="table-cell" style:parent-style-name="Default" style:data-style-name="N100">
      <style:table-cell-properties fo:border-bottom="none" fo:background-color="#ffcc99" style:diagonal-bl-tr="none" style:diagonal-tl-br="none" style:text-align-source="value-type" style:repeat-content="false" fo:wrap-option="wrap" fo:border-left="0.99pt solid #111111" style:direction="ltr" fo:border-right="0.99pt solid #111111"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2" style:family="table-cell" style:parent-style-name="Default" style:data-style-name="N100">
      <style:table-cell-properties fo:border-bottom="0.99pt solid #000000" fo:background-color="#ffcc99" style:diagonal-bl-tr="none" style:diagonal-tl-br="none" style:text-align-source="value-type" style:repeat-content="false" fo:wrap-option="wrap" fo:border-left="0.99pt solid #111111" style:direction="ltr" fo:border-right="0.99pt solid #111111"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3" style:family="table-cell" style:parent-style-name="Default" style:data-style-name="N100">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4" style:family="table-cell" style:parent-style-name="Default" style:data-style-name="N0">
      <style:table-cell-properties fo:background-color="#ffcc99"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5" style:family="table-cell" style:parent-style-name="Default">
      <style:table-cell-properties fo:background-color="#ffcc99"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6" style:family="table-cell" style:parent-style-name="Default" style:data-style-name="N0">
      <style:table-cell-properties fo:background-color="#ffcc99"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7" style:family="table-cell" style:parent-style-name="Default">
      <style:table-cell-properties fo:background-color="#ccffcc"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38" style:family="table-cell" style:parent-style-name="Default" style:data-style-name="N100">
      <style:table-cell-properties fo:border-bottom="0.74pt solid #ffffff"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111111" style:vertical-align="top" loext:vertical-justify="auto"/>
      <style:paragraph-properties css3t:text-justify="auto" fo:margin-left="0in" style:writing-mode="page"/>
      <style:text-properties fo:color="#8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9" style:family="table-cell" style:parent-style-name="Default" style:data-style-name="N100">
      <style:table-cell-properties fo:border-bottom="0.74pt solid #ffffff"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0" style:family="table-cell" style:parent-style-name="Default" style:data-style-name="N100">
      <style:table-cell-properties fo:border-bottom="0.74pt solid #ffffff"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name-asian="Noto Sans CJK SC Regular1" style:font-size-asian="10pt" style:font-style-asian="normal" style:font-weight-asian="normal" style:font-name-complex="Helvetica" style:font-size-complex="10pt" style:font-style-complex="normal" style:font-weight-complex="normal"/>
    </style:style>
    <style:style style:name="ce41" style:family="table-cell" style:parent-style-name="Default" style:data-style-name="N100">
      <style:table-cell-properties fo:border-bottom="none"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2" style:family="table-cell" style:parent-style-name="Default" style:data-style-name="N100">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3" style:family="table-cell" style:parent-style-name="Default" style:data-style-name="N100">
      <style:table-cell-properties fo:border-bottom="0.99pt solid #111111" fo:background-color="#ccffcc" style:diagonal-bl-tr="none" style:diagonal-tl-br="none" style:text-align-source="value-type" style:repeat-content="false"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4" style:family="table-cell" style:parent-style-name="Default">
      <style:table-cell-properties fo:border-bottom="none" fo:background-color="#ccffcc"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5"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6" style:family="table-cell" style:parent-style-name="Default">
      <style:table-cell-properties fo:border-bottom="0.99pt solid #111111"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7" style:family="table-cell" style:parent-style-name="Default">
      <style:table-cell-properties fo:border-bottom="none" fo:background-color="#ccffcc" style:diagonal-bl-tr="none" style:diagonal-tl-br="none" style:text-align-source="value-type" style:repeat-content="false" fo:wrap-option="wrap" fo:border-left="0.99pt solid #111111"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8" style:family="table-cell" style:parent-style-name="Default">
      <style:table-cell-properties fo:border-bottom="none" fo:background-color="#ccffcc" style:diagonal-bl-tr="none" style:diagonal-tl-br="none" style:text-align-source="value-type" style:repeat-content="false" fo:wrap-option="wrap" fo:border-left="0.99pt solid #111111"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9" style:family="table-cell" style:parent-style-name="Default">
      <style:table-cell-properties fo:border-bottom="0.99pt solid #000000" fo:background-color="#ccffcc" style:diagonal-bl-tr="none" style:diagonal-tl-br="none" style:text-align-source="value-type" style:repeat-content="false" fo:wrap-option="wrap" fo:border-left="0.99pt solid #111111"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0" style:family="table-cell" style:parent-style-name="Default">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1" style:family="table-cell" style:parent-style-name="Default">
      <style:table-cell-properties fo:background-color="#ccffcc"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2" style:family="table-cell" style:parent-style-name="Default" style:data-style-name="N0">
      <style:table-cell-properties fo:background-color="#ccffcc"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3"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54"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111111" style:vertical-align="top" loext:vertical-justify="auto"/>
      <style:paragraph-properties css3t:text-justify="auto" fo:margin-left="0in" style:writing-mode="page"/>
      <style:text-properties fo:color="#8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5"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6"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name-asian="Noto Sans CJK SC Regular1" style:font-size-asian="10pt" style:font-style-asian="normal" style:font-weight-asian="normal" style:font-name-complex="Helvetica" style:font-size-complex="10pt" style:font-style-complex="normal" style:font-weight-complex="normal"/>
    </style:style>
    <style:style style:name="ce57" style:family="table-cell" style:parent-style-name="Default" style:data-style-name="N100">
      <style:table-cell-properties fo:border-bottom="none"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8" style:family="table-cell" style:parent-style-name="Default"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9"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2" style:family="table-cell" style:parent-style-name="Default">
      <style:table-cell-properties fo:border-bottom="0.99pt solid #11111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3" style:family="table-cell" style:parent-style-name="Default">
      <style:table-cell-properties fo:border-bottom="none" style:diagonal-bl-tr="none" style:diagonal-tl-br="none" style:text-align-source="value-type" style:repeat-content="false" fo:background-color="transparent" fo:wrap-option="wrap" fo:border-left="0.99pt solid #111111"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background-color="transparent" fo:wrap-option="wrap" fo:border-left="0.99pt solid #111111"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5" style:family="table-cell" style:parent-style-name="Default">
      <style:table-cell-properties fo:border-bottom="0.99pt solid #000000" style:diagonal-bl-tr="none" style:diagonal-tl-br="none" style:text-align-source="value-type" style:repeat-content="false" fo:background-color="transparent" fo:wrap-option="wrap" fo:border-left="0.99pt solid #111111"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7" style:family="table-cell" style:parent-style-name="Default" style:data-style-name="N0">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8"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fo:color="#000000" style:text-outline="false" style:text-line-through-style="none" style:text-line-through-type="none" style:font-name="AR PL UKai CN" fo:font-size="11pt" fo:font-style="normal" fo:text-shadow="none" style:text-underline-style="none" fo:font-weight="normal" style:font-name-asian="AR PL UKai CN" style:font-size-asian="11pt" style:font-style-asian="normal" style:font-weight-asian="normal" style:font-name-complex="Noto Sans CJK SC Regular" style:font-size-complex="11pt" style:font-style-complex="normal" style:font-weight-complex="normal"/>
    </style:style>
    <style:style style:name="ce69" style:family="table-cell" style:parent-style-name="Default"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 PL UKai CN" fo:font-size="10pt" fo:font-style="normal" fo:text-shadow="none" style:text-underline-style="none" fo:font-weight="normal" style:font-name-asian="AR PL UKai CN" style:font-size-asian="10pt" style:font-style-asian="normal" style:font-weight-asian="normal" style:font-name-complex="Noto Sans CJK SC Regular" style:font-size-complex="10pt" style:font-style-complex="normal" style:font-weight-complex="normal"/>
    </style:style>
    <style:style style:name="ce70"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fo:color="#000000" style:text-outline="false" style:text-line-through-style="none" style:text-line-through-type="none" style:font-name="AR PL UKai CN" fo:font-size="10pt" fo:font-style="normal" fo:text-shadow="none" style:text-underline-style="none" fo:font-weight="normal" style:font-name-asian="AR PL UKai CN" style:font-size-asian="10pt" style:font-style-asian="normal" style:font-weight-asian="normal" style:font-name-complex="Helvetica" style:font-size-complex="10pt" style:font-style-complex="normal" style:font-weight-complex="normal"/>
    </style:style>
    <style:style style:name="ce7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文泉驛微米黑" fo:font-size="10pt" fo:font-style="normal" fo:text-shadow="none" style:text-underline-style="none" fo:font-weight="normal" style:font-name-asian="AR PL UKai CN1" style:font-size-asian="10pt" style:font-style-asian="normal" style:font-weight-asian="normal" style:font-name-complex="文泉驛微米黑" style:font-size-complex="10pt" style:font-style-complex="normal" style:font-weight-complex="normal"/>
    </style:style>
    <style:style style:name="ce72"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99pt solid #000000"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AR PL UKai CN" fo:font-size="10pt" fo:font-style="normal" fo:text-shadow="none" style:text-underline-style="none" fo:font-weight="normal" style:font-name-asian="AR PL UKai CN" style:font-size-asian="10pt" style:font-style-asian="normal" style:font-weight-asian="normal" style:font-name-complex="Noto Sans CJK SC Regular" style:font-size-complex="10pt" style:font-style-complex="normal" style:font-weight-complex="normal"/>
    </style:style>
    <style:style style:name="ce73"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宋体" fo:font-size="10pt" fo:font-style="normal" fo:text-shadow="none" style:text-underline-style="none" fo:font-weight="bold" style:font-name-asian="宋体" style:font-size-asian="10pt" style:font-style-asian="normal" style:font-weight-asian="bold" style:font-name-complex="Noto Sans CJK SC Regular1" style:font-size-complex="10pt" style:font-style-complex="normal" style:font-weight-complex="bold"/>
    </style:style>
    <style:style style:name="ce74" style:family="table-cell" style:parent-style-name="Default" style:data-style-name="N100">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5" style:family="table-cell" style:parent-style-name="Default" style:data-style-name="N100">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6" style:family="table-cell" style:parent-style-name="Default" style:data-style-name="N100">
      <style:table-cell-properties fo:border-bottom="none"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7" style:family="table-cell" style:parent-style-name="Default" style:data-style-name="N100">
      <style:table-cell-properties fo:border-bottom="0.99pt solid #111111"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8" style:family="table-cell" style:parent-style-name="Default">
      <style:table-cell-properties fo:border-bottom="0.99pt solid #111111"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fo:color="#000000"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fo:hyphenate="true"/>
    </style:style>
    <style:style style:name="ce79" style:family="table-cell" style:parent-style-name="Default">
      <style:table-cell-properties fo:border-bottom="0.74pt solid #ffffff"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0" style:family="table-cell" style:parent-style-name="Default">
      <style:table-cell-properties fo:border-bottom="0.99pt solid #111111"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1" style:family="table-cell" style:parent-style-name="Default">
      <style:table-cell-properties fo:border-bottom="0.74pt solid #ffffff"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style:style>
    <style:style style:name="ce82" style:family="table-cell" style:parent-style-name="Default">
      <style:table-cell-properties fo:border-bottom="0.99pt solid #000000"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3" style:family="table-cell" style:parent-style-name="Default">
      <style:table-cell-properties fo:border-bottom="0.74pt solid #ffffff"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fo:color="#000000"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name-complex="Noto Sans CJK SC Regular1" style:font-size-complex="10pt" style:font-style-complex="normal" style:font-weight-complex="normal" fo:hyphenate="true"/>
    </style:style>
    <style:style style:name="ce84" style:family="table-cell" style:parent-style-name="Default">
      <style:table-cell-properties fo:border-bottom="none" style:text-align-source="fix" style:repeat-content="false" fo:border-left="none" fo:border-right="none" fo:border-top="0.99pt solid #000000" style:vertical-align="middle"/>
      <style:paragraph-properties fo:text-align="center"/>
    </style:style>
    <style:style style:name="ce85" style:family="table-cell" style:parent-style-name="Default" style:data-style-name="N100">
      <style:table-cell-properties fo:border-bottom="0.74pt solid #ffffff" style:diagonal-bl-tr="none" style:diagonal-tl-br="none" style:text-align-source="fix" style:repeat-content="false" fo:background-color="transparent" fo:wrap-option="wrap" fo:border-left="0.74pt solid #ffffff" style:direction="ltr" fo:border-right="0.74pt solid #ffffff" style:rotation-angle="0" style:rotation-align="none" style:shrink-to-fit="false" fo:border-top="0.74pt solid #111111"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宋体" fo:font-size="12pt" fo:font-style="normal" fo:text-shadow="none" style:text-underline-style="none" fo:font-weight="normal" style:font-name-asian="宋体" style:font-size-asian="12pt" style:font-style-asian="normal" style:font-weight-asian="normal" style:font-name-complex="Noto Sans CJK SC Regular1" style:font-size-complex="12pt" style:font-style-complex="normal" style:font-weight-complex="normal"/>
    </style:style>
    <style:style style:name="ce86" style:family="table-cell" style:parent-style-name="Default" style:data-style-name="N100">
      <style:table-cell-properties fo:border-bottom="0.74pt solid #ffffff" style:diagonal-bl-tr="none" style:diagonal-tl-br="none" style:text-align-source="value-type" style:repeat-content="false" fo:background-color="transparent"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in" style:writing-mode="page"/>
      <style:text-properties fo:color="#000000" style:text-outline="false" style:text-line-through-style="none" style:text-line-through-type="none" style:font-name="宋体" fo:font-size="12pt" fo:font-style="normal" fo:text-shadow="none" style:text-underline-style="none" fo:font-weight="normal" style:font-name-asian="宋体" style:font-size-asian="12pt" style:font-style-asian="normal" style:font-weight-asian="normal" style:font-name-complex="Noto Sans CJK SC Regular1" style:font-size-complex="12pt" style:font-style-complex="normal" style:font-weight-complex="normal"/>
    </style:style>
    <style:style style:name="ce87" style:family="table-cell" style:parent-style-name="Default" style:data-style-name="N100">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8"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9" style:family="table-cell" style:parent-style-name="Default" style:data-style-name="N100">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0" style:family="table-cell" style:parent-style-name="Default" style:data-style-name="N10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1" style:family="table-cell" style:parent-style-name="Default" style:data-style-name="N10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2" style:family="table-cell" style:parent-style-name="Default">
      <style:table-cell-properties fo:border-bottom="0.74pt solid #ffffff"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Noto Sans CJK SC Regular1" style:font-size-complex="10pt" style:font-style-complex="normal" style:font-weight-complex="normal"/>
    </style:style>
    <style:style style:name="ce93" style:family="table-cell" style:parent-style-name="Default" style:data-style-name="N10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fo:color="#000000" style:text-outline="false" style:text-line-through-style="none" style:text-line-through-type="none" style:font-name="宋体" fo:font-size="10pt" fo:font-style="normal" fo:text-shadow="none" style:text-underline-style="none" fo:font-weight="normal" style:font-name-asian="文泉驛正黑" style:font-size-asian="10pt" style:font-style-asian="normal" style:font-weight-asian="normal" style:font-name-complex="宋体" style:font-size-complex="10pt" style:font-style-complex="normal" style:font-weight-complex="normal"/>
    </style:style>
    <style:style style:name="ce94" style:family="table-cell" style:parent-style-name="Default">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Noto Sans CJK SC Regular" fo:font-size="10pt" fo:font-style="normal" fo:text-shadow="none" style:text-underline-style="none" fo:font-weight="normal" style:font-name-asian="文泉驛正黑" style:font-size-asian="10pt" style:font-style-asian="normal" style:font-weight-asian="normal" style:font-name-complex="Noto Sans CJK SC Regular" style:font-size-complex="10pt" style:font-style-complex="normal" style:font-weight-complex="normal"/>
    </style:style>
    <style:style style:name="ce95" style:family="table-cell" style:parent-style-name="Default" style:data-style-name="N100">
      <style:table-cell-properties style:diagonal-bl-tr="none" style:diagonal-tl-br="none" style:text-align-source="value-type" style:repeat-content="false" fo:background-color="transparent" fo:wrap-option="wrap" fo:border="0.74pt solid #ffffff"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宋体" fo:font-size="10pt" fo:font-style="normal" fo:text-shadow="none" style:text-underline-style="none" fo:font-weight="normal" style:font-name-asian="文泉驛正黑" style:font-size-asian="10pt" style:font-style-asian="normal" style:font-weight-asian="normal" style:font-name-complex="宋体" style:font-size-complex="10pt" style:font-style-complex="normal" style:font-weight-complex="normal"/>
    </style:style>
    <style:style style:name="ce96"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宋体" fo:font-size="10pt" fo:font-style="normal" fo:text-shadow="none" style:text-underline-style="none" fo:font-weight="normal" style:font-name-asian="文泉驛正黑" style:font-size-asian="10pt" style:font-style-asian="normal" style:font-weight-asian="normal" style:font-name-complex="宋体" style:font-size-complex="10pt" style:font-style-complex="normal" style:font-weight-complex="normal"/>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98" style:family="table-cell" style:parent-style-name="Default" style:data-style-name="N100">
      <style:table-cell-properties fo:background-color="#ffff66"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99"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0"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3" style:family="table-cell" style:parent-style-name="Default">
      <style:table-cell-properties fo:border-bottom="0.99pt solid #111111"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4"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5"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6" style:family="table-cell" style:parent-style-name="Default" style:data-style-name="N100">
      <style:table-cell-properties fo:border-bottom="0.99pt solid #11111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7"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8" style:family="table-cell" style:parent-style-name="Default">
      <style:table-cell-properties fo:border-bottom="0.99pt solid #000000"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9" style:family="table-cell" style:parent-style-name="Default">
      <style:table-cell-properties fo:border-bottom="0.99pt solid #11111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0" style:family="table-cell" style:parent-style-name="Default" style:data-style-name="N100">
      <style:table-cell-properties fo:border-bottom="0.99pt solid #111111"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1" style:family="table-cell" style:parent-style-name="Default" style:data-style-name="N100">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12" style:family="table-cell" style:parent-style-name="Default" style:data-style-name="N100">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3" style:family="table-cell" style:parent-style-name="Default" style:data-style-name="N0">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4" style:family="table-cell" style:parent-style-name="Default" style:data-style-name="N0">
      <style:table-cell-properties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5" style:family="table-cell" style:parent-style-name="Default" style:data-style-name="N0">
      <style:table-cell-properties fo:border-bottom="none"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6" style:family="table-cell" style:parent-style-name="Default" style:data-style-name="N0">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7" style:family="table-cell" style:parent-style-name="Default" style:data-style-name="N0">
      <style:table-cell-properties fo:border-bottom="0.99pt solid #111111"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8" style:family="table-cell" style:parent-style-name="Default" style:data-style-name="N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9" style:family="table-cell" style:parent-style-name="Default" style:data-style-name="N0">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0" style:family="table-cell" style:parent-style-name="Default" style:data-style-name="N0">
      <style:table-cell-properties fo:border-bottom="0.99pt solid #111111"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1" style:family="table-cell" style:parent-style-name="Default" style:data-style-name="N0">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2" style:family="table-cell" style:parent-style-name="Default" style:data-style-name="N0">
      <style:table-cell-properties fo:border-bottom="0.99pt solid #000000"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3" style:family="table-cell" style:parent-style-name="Default" style:data-style-name="N0">
      <style:table-cell-properties fo:background-color="#729fc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4" style:family="table-cell" style:parent-style-name="Default" style:data-style-name="N0">
      <style:table-cell-properties fo:background-color="#ffff66"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5" style:family="table-cell" style:parent-style-name="Default" style:data-style-name="N0">
      <style:table-cell-properties fo:border-bottom="none" style:text-align-source="value-type" style:repeat-content="false" fo:wrap-option="wrap" fo:border-left="none" style:direction="ltr" fo:border-right="none" style:rotation-angle="0" style:rotation-align="none" style:shrink-to-fit="false" fo:border-top="0.74pt solid #111111"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6" style:family="table-cell" style:parent-style-name="Default" style:data-style-name="N0">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7" style:family="table-cell" style:parent-style-name="Default" style:data-style-name="N0">
      <style:table-cell-properties fo:border-bottom="0.99pt solid #111111"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8" style:family="table-cell" style:parent-style-name="Default" style:data-style-name="N0">
      <style:table-cell-properties fo:border-bottom="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9" style:family="table-cell" style:parent-style-name="Default" style:data-style-name="N0">
      <style:table-cell-properties fo:border-bottom="0.99pt solid #000000"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0" style:family="table-cell" style:parent-style-name="Default" style:data-style-name="N0">
      <style:table-cell-properties fo:background-color="#729fc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1" style:family="table-cell" style:parent-style-name="Default">
      <style:table-cell-properties fo:wrap-option="wrap"/>
    </style:style>
    <style:style style:name="ce132" style:family="table-cell" style:parent-style-name="Default">
      <style:table-cell-properties fo:background-color="#ffff66" fo:wrap-option="wrap"/>
    </style:style>
    <style:style style:name="ce133" style:family="table-cell" style:parent-style-name="Default">
      <style:table-cell-properties fo:border-bottom="none" fo:wrap-option="wrap" fo:border-left="none" fo:border-right="none" fo:border-top="0.74pt solid #111111"/>
    </style:style>
    <style:style style:name="ce134" style:family="table-cell" style:parent-style-name="Default">
      <style:table-cell-properties fo:wrap-option="wrap" fo:border="none"/>
    </style:style>
    <style:style style:name="ce135" style:family="table-cell" style:parent-style-name="Default">
      <style:table-cell-properties fo:border-bottom="0.99pt solid #111111" fo:wrap-option="wrap" fo:border-left="none" fo:border-right="none" fo:border-top="none"/>
    </style:style>
    <style:style style:name="ce136" style:family="table-cell" style:parent-style-name="Default">
      <style:table-cell-properties fo:border-bottom="none" fo:wrap-option="wrap" fo:border-left="none" fo:border-right="none" fo:border-top="0.74pt solid #000000"/>
    </style:style>
    <style:style style:name="ce137" style:family="table-cell" style:parent-style-name="Default">
      <style:table-cell-properties fo:border-bottom="0.99pt solid #000000" fo:wrap-option="wrap" fo:border-left="none" fo:border-right="none" fo:border-top="none"/>
    </style:style>
    <style:style style:name="ce138" style:family="table-cell" style:parent-style-name="Default">
      <style:table-cell-properties fo:background-color="#729fcf" fo:wrap-option="wrap"/>
    </style:style>
    <style:style style:name="T1" style:family="text">
      <style:text-properties style:font-style-complex="normal" style:font-name-asian="AR PL UKai CN" fo:color="#000000" fo:font-weight="normal" style:text-underline-style="none" style:text-underline-color="font-color" fo:font-style="normal" style:text-outline="false" fo:text-shadow="none" style:text-position="0%" fo:font-size="10pt" style:font-size-asian="10pt" style:font-size-complex="10pt" style:font-weight-asian="normal" style:font-weight-complex="normal" style:font-style-asian="normal" style:font-name-complex="Noto Sans CJK SC Regular"/>
    </style:style>
    <style:style style:name="T2" style:family="text">
      <style:text-properties style:font-style-complex="normal" style:font-name-asian="AR PL UKai CN" fo:font-weight="normal" style:text-underline-style="none" style:text-underline-color="font-color" fo:font-style="normal" style:text-outline="false" fo:text-shadow="none" style:text-position="0%" fo:font-size="10pt" style:font-size-asian="10pt" style:font-size-complex="10pt" style:font-weight-asian="normal" style:font-weight-complex="normal" style:font-style-asian="normal" style:font-name-complex="Noto Sans CJK SC Regular" fo:color="#ff3333"/>
    </style:style>
    <style:style style:name="T3" style:family="text">
      <style:text-properties style:font-name-complex="Noto Sans CJK SC Regular" fo:color="#000000" style:font-name="AR PL UKai CN" fo:font-size="10pt" fo:font-weight="normal" style:text-underline-style="none" style:text-underline-color="font-color" fo:font-style="normal" style:text-outline="false" fo:text-shadow="none" style:text-position="0%" style:font-name-asian="AR PL UKai CN" style:font-size-asian="10pt" style:font-size-complex="10pt" style:font-weight-asian="normal" style:font-weight-complex="normal" style:font-style-asian="normal" style:font-style-complex="normal"/>
    </style:style>
    <style:style style:name="T4" style:family="text">
      <style:text-properties style:font-style-asian="normal" style:font-name-complex="Noto Sans CJK SC Regular" style:text-position="0%" style:font-style-complex="normal" fo:text-shadow="none" style:text-outline="false" fo:font-size="10pt" fo:font-style="normal" style:font-size-asian="10pt" style:text-underline-style="none" style:text-underline-color="font-color" fo:font-weight="normal" fo:color="#000000" style:font-weight-asian="normal" style:font-weight-complex="normal" style:font-name="AR PL UKai CN" style:font-name-asian="AR PL UKai CN" style:font-size-complex="10pt"/>
    </style:style>
    <style:style style:name="T5" style:family="text">
      <style:text-properties fo:color="#3399ff" style:font-name="AR PL UKai CN" fo:font-size="12pt" fo:font-weight="normal" style:text-underline-style="none" style:text-underline-color="font-color" fo:font-style="normal" style:text-outline="false" fo:text-shadow="none" style:text-position="0%" style:font-name-asian="AR PL UKai CN" style:font-size-asian="12pt" style:font-size-complex="12pt" style:font-weight-asian="normal" style:font-weight-complex="normal" style:font-style-asian="normal" style:font-style-complex="normal"/>
    </style:style>
    <style:style style:name="T6" style:family="text">
      <style:text-properties style:text-position="0%" style:font-name="AR PL UKai CN" fo:font-size="10pt" fo:color="#000000" fo:font-weight="normal" fo:font-style="normal" style:text-outline="false" fo:text-shadow="none" style:font-style-complex="normal" style:font-name-complex="Noto Sans CJK SC Regular" style:font-name-asian="AR PL UKai CN" style:font-size-complex="10pt" style:font-size-asian="10pt" style:text-underline-style="none" style:text-underline-color="font-color" style:font-weight-complex="normal" style:font-weight-asian="normal" style:font-style-asian="normal"/>
    </style:style>
    <style:style style:name="T7" style:family="text">
      <style:text-properties style:text-position="0%" style:font-name="AR PL UKai CN" fo:font-size="10pt" fo:font-weight="normal" fo:font-style="normal" style:text-outline="false" fo:text-shadow="none" style:font-style-complex="normal" style:font-name-complex="Noto Sans CJK SC Regular" style:font-name-asian="AR PL UKai CN" style:font-size-complex="10pt" style:font-size-asian="10pt" style:text-underline-style="none" style:text-underline-color="font-color" style:font-weight-complex="normal" style:font-weight-asian="normal" style:font-style-asian="normal" fo:color="#ff3333"/>
    </style:style>
    <style:style style:name="T8" style:family="text">
      <style:text-properties style:text-position="0%" fo:font-size="10pt" fo:font-weight="normal" fo:font-style="normal" style:text-outline="false" fo:text-shadow="none" style:font-style-complex="normal" style:font-name-asian="AR PL UKai CN" style:font-size-complex="10pt" style:font-size-asian="10pt" style:text-underline-style="none" style:text-underline-color="font-color" style:font-weight-complex="normal" style:font-weight-asian="normal" style:font-style-asian="normal" fo:color="#ff3333" style:font-name="文泉驛微米黑" style:font-name-complex="文泉驛微米黑"/>
    </style:style>
    <style:style style:name="T9" style:family="text">
      <style:text-properties style:text-position="0%" fo:font-size="10pt" fo:font-weight="normal" fo:font-style="normal" style:text-outline="false" fo:text-shadow="none" style:font-style-complex="normal" style:font-name-asian="AR PL UKai CN" style:font-size-complex="10pt" style:font-size-asian="10pt" style:text-underline-style="none" style:text-underline-color="font-color" style:font-weight-complex="normal" style:font-weight-asian="normal" style:font-style-asian="normal" fo:color="#ff3333" style:font-name="AR PL UKai CN" style:font-name-complex="Noto Sans CJK SC Regular"/>
    </style:style>
    <style:style style:name="T10" style:family="text">
      <style:text-properties style:text-position="0%" fo:font-size="10pt" fo:font-weight="normal" fo:font-style="normal" style:text-outline="false" fo:text-shadow="none" style:font-style-complex="normal" style:font-name-asian="AR PL UKai CN" style:font-size-complex="10pt" style:font-size-asian="10pt" style:text-underline-style="none" style:text-underline-color="font-color" style:font-weight-complex="normal" style:font-weight-asian="normal" style:font-style-asian="normal" fo:color="#000000" style:font-name="文泉驛微米黑" style:font-name-complex="文泉驛微米黑"/>
    </style:style>
    <style:style style:name="T11" style:family="text">
      <style:text-properties style:text-position="0%" fo:font-size="10pt" fo:font-weight="normal" fo:font-style="normal" style:text-outline="false" fo:text-shadow="none" style:font-style-complex="normal" style:font-name-asian="AR PL UKai CN" style:font-size-complex="10pt" style:font-size-asian="10pt" style:text-underline-style="none" style:text-underline-color="font-color" style:font-weight-complex="normal" style:font-weight-asian="normal" style:font-style-asian="normal" fo:color="#000000" style:font-name="AR PL UKai CN" style:font-name-complex="Noto Sans CJK SC Regular"/>
    </style:style>
    <style:style style:name="T12" style:family="text">
      <style:text-properties style:font-name-complex="Noto Sans CJK SC Regular" style:font-style-complex="normal" fo:color="#000000"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asian="AR PL UKai CN"/>
    </style:style>
    <style:style style:name="T13" style:family="text">
      <style:text-properties style:font-name-complex="Noto Sans CJK SC Regular" style:font-style-complex="norm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asian="AR PL UKai CN" fo:color="#ff3333"/>
    </style:style>
    <style:style style:name="T14" style:family="text">
      <style:text-properties style:font-name-complex="Noto Sans CJK SC Regular" style:font-style-complex="norm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asian="AR PL UKai CN" fo:color="#000000"/>
    </style:style>
    <style:style style:name="T15" style:family="text">
      <style:text-properties style:font-name-asian="AR PL UKai CN" style:font-name-complex="Noto Sans CJK SC Regular" style:font-style-complex="normal"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fo:color="#000000" fo:font-size="10pt"/>
    </style:style>
    <style:style style:name="T16" style:family="text">
      <style:text-properties style:font-name-asian="AR PL UKai CN" style:font-name-complex="Noto Sans CJK SC Regular" style:font-style-complex="normal"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fo:font-size="10pt" fo:color="#ff3333"/>
    </style:style>
    <style:style style:name="T17" style:family="text">
      <style:text-properties style:font-name-asian="AR PL UKai CN" style:font-name-complex="Noto Sans CJK SC Regular" style:font-style-complex="normal"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fo:font-size="10pt" fo:color="#000000"/>
    </style:style>
    <style:style style:name="T18" style:family="text">
      <style:text-properties style:font-style-complex="normal" style:font-name="Noto Sans CJK SC Regular" style:font-style-asian="normal" style:font-weight-complex="normal" style:font-weight-asian="normal" style:font-size-complex="10pt" style:font-size-asian="10pt" style:font-name-asian="Noto Sans CJK SC Regular" style:text-position="0%" fo:text-shadow="none" style:text-outline="false" fo:font-style="normal" style:text-line-through-type="none" style:text-underline-style="none" style:text-underline-color="font-color" fo:font-weight="normal" fo:font-size="10pt"/>
    </style:style>
    <style:style style:name="T19" style:family="text">
      <style:text-properties style:font-style-complex="normal" style:font-style-asian="normal" style:font-weight-complex="normal" style:font-weight-asian="normal" style:font-size-complex="10pt" style:font-size-asian="10pt" style:font-name-asian="Noto Sans CJK SC Regular" style:text-position="0%" fo:text-shadow="none" style:text-outline="false" fo:font-style="normal" style:text-line-through-type="none" style:text-underline-style="none" style:text-underline-color="font-color" fo:font-weight="normal" fo:font-size="10pt" style:font-name="Arial"/>
    </style:style>
    <style:style style:name="T20" style:family="text">
      <style:text-properties style:font-style-complex="normal" style:font-style-asian="normal" style:font-weight-complex="normal" style:font-weight-asian="normal" style:font-size-complex="10pt" style:font-size-asian="10pt" style:font-name-asian="Noto Sans CJK SC Regular" style:text-position="0%" fo:text-shadow="none" style:text-outline="false" fo:font-style="normal" style:text-line-through-type="none" style:text-underline-style="none" style:text-underline-color="font-color" fo:font-weight="normal" fo:font-size="10pt" style:font-name="Noto Sans CJK SC Regular"/>
    </style:style>
    <style:style style:name="T21" style:family="text">
      <style:text-properties fo:color="#000000" style:font-name="宋体" fo:font-size="10pt" fo:font-weight="normal" style:text-underline-style="none" style:text-underline-color="font-color" style:text-line-through-type="none" fo:font-style="normal" style:text-outline="false" fo:text-shadow="none" style:text-position="0%" style:font-name-asian="宋体" style:font-size-asian="10pt" style:font-size-complex="10pt" style:font-weight-asian="normal" style:font-weight-complex="normal" style:font-style-asian="normal" style:font-style-complex="normal"/>
    </style:style>
    <style:style style:name="T22" style:family="text">
      <style:text-properties style:font-style-complex="normal" style:text-position="0%" fo:font-size="10pt" fo:font-weight="normal" style:text-underline-style="none" style:text-underline-color="font-color" style:text-line-through-type="none" fo:font-style="normal" style:text-outline="false" fo:color="#000000" fo:text-shadow="none" style:font-name-asian="宋体" style:font-size-asian="10pt" style:font-size-complex="10pt" style:font-weight-asian="normal" style:font-weight-complex="normal" style:font-style-asian="normal" style:font-name="宋体"/>
    </style:style>
    <style:style style:name="T23" style:family="text">
      <style:text-properties style:font-style-complex="normal" style:text-position="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文泉驛微米黑" style:font-name-asian="文泉驛微米黑"/>
    </style:style>
    <style:style style:name="T24" style:family="text">
      <style:text-properties style:font-style-complex="normal" style:text-position="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宋体" style:font-name-asian="宋体"/>
    </style:style>
    <style:style style:name="T25" style:family="text">
      <style:text-properties fo:font-size="10pt" style:font-style-asian="normal" fo:font-weight="normal" style:text-underline-style="none" style:text-underline-color="font-color" style:text-line-through-type="none" fo:font-style="normal" style:text-outline="false" fo:color="#000000" style:text-position="0%" style:font-name="宋体" fo:text-shadow="none" style:font-name-asian="宋体" style:font-size-asian="10pt" style:font-size-complex="10pt" style:font-weight-asian="normal" style:font-weight-complex="normal" style:font-style-complex="normal"/>
    </style:style>
    <style:style style:name="T26" style:family="text">
      <style:text-properties fo:font-size="10pt" style:font-style-asian="normal" fo:font-weight="normal" style:text-underline-style="none" style:text-underline-color="font-color" style:text-line-through-type="none" fo:font-style="normal" style:text-outline="false" fo:color="#000000" style:text-position="0%" fo:text-shadow="none" style:font-size-asian="10pt" style:font-size-complex="10pt" style:font-weight-asian="normal" style:font-weight-complex="normal" style:font-style-complex="normal" style:font-name-asian="文泉驛微米黑" style:font-name="文泉驛微米黑"/>
    </style:style>
    <style:style style:name="T27" style:family="text">
      <style:text-properties fo:font-size="10pt" style:font-style-asian="normal" fo:font-weight="normal" style:text-underline-style="none" style:text-underline-color="font-color" style:text-line-through-type="none" fo:font-style="normal" style:text-outline="false" fo:color="#000000" style:text-position="0%" fo:text-shadow="none" style:font-size-asian="10pt" style:font-size-complex="10pt" style:font-weight-asian="normal" style:font-weight-complex="normal" style:font-style-complex="normal" style:font-name="宋体" style:font-name-asian="宋体"/>
    </style:style>
    <style:style style:name="T28" style:family="text">
      <style:text-properties fo:font-size="10pt" style:font-style-asian="normal" fo:font-weight="normal" style:text-underline-style="none" style:text-underline-color="font-color" style:text-line-through-type="none" fo:font-style="normal" style:text-outline="false" fo:color="#000000" style:text-position="0%" fo:text-shadow="none" style:font-size-asian="10pt" style:font-size-complex="10pt" style:font-weight-asian="normal" style:font-weight-complex="normal" style:font-style-complex="normal" style:font-name="文泉驛微米黑" style:font-name-asian="文泉驛微米黑"/>
    </style:style>
    <style:style style:name="T29" style:family="text">
      <style:text-properties fo:font-size="10pt" style:font-size-asian="10pt" style:font-size-complex="10pt"/>
    </style:style>
    <style:style style:name="T30" style:family="text">
      <style:text-properties fo:text-shadow="none" fo:color="#000000" style:text-position="0%" fo:font-size="10pt" fo:font-weight="normal" style:text-underline-style="none" style:text-underline-color="font-color" style:text-line-through-type="none" fo:font-style="normal" style:text-outline="false" style:font-size-asian="10pt" style:font-size-complex="10pt" style:font-weight-asian="normal" style:font-weight-complex="normal" style:font-style-asian="normal" style:font-style-complex="normal" style:font-name="宋体" style:font-name-asian="宋体"/>
    </style:style>
    <style:style style:name="T31" style:family="text">
      <style:text-properties fo:text-shadow="none" fo:color="#000000" style:text-position="0%" fo:font-size="10pt" style:text-underline-style="none" style:text-underline-color="font-color" style:text-line-through-type="none" fo:font-style="normal" style:text-outline="false" style:font-size-asian="10pt" style:font-size-complex="10pt" style:font-style-asian="normal" style:font-style-complex="normal" fo:font-weight="bold" style:font-name="文泉驛微米黑" style:font-weight-asian="bold" style:font-name-asian="文泉驛微米黑" style:font-weight-complex="bold"/>
    </style:style>
    <style:style style:name="T32" style:family="text">
      <style:text-properties fo:text-shadow="none" fo:color="#000000" style:text-position="0%" fo:font-size="10pt" style:text-underline-style="none" style:text-underline-color="font-color" style:text-line-through-type="none" fo:font-style="normal" style:text-outline="false" style:font-size-asian="10pt" style:font-size-complex="10pt" style:font-style-asian="normal" style:font-style-complex="normal" style:font-name="宋体" fo:font-weight="normal" style:font-name-asian="宋体" style:font-weight-asian="normal" style:font-weight-complex="normal"/>
    </style:style>
    <style:style style:name="T33" style:family="text">
      <style:text-properties style:text-position="0%" fo:text-shadow="none" style:font-style-complex="normal" style:font-style-asian="normal" style:font-weight-complex="normal" style:font-weight-asian="normal" style:font-size-complex="10pt" style:font-size-asian="10pt" style:text-outline="false" fo:font-style="normal" style:text-line-through-type="none" style:text-underline-style="none" style:text-underline-color="font-color" fo:font-weight="normal" fo:font-size="10pt" style:font-name="宋体" style:font-name-asian="宋体"/>
    </style:style>
    <style:style style:name="T34" style:family="text">
      <style:text-properties style:text-position="0%" fo:text-shadow="none" style:font-style-complex="normal" style:font-style-asian="normal" style:font-size-complex="10pt" style:font-size-asian="10pt" style:text-outline="false" fo:font-style="normal" style:text-line-through-type="none" style:text-underline-style="none" style:text-underline-color="font-color" fo:font-size="10pt" fo:font-weight="bold" style:font-name="文泉驛微米黑" style:font-weight-asian="bold" style:font-name-asian="文泉驛微米黑" style:font-weight-complex="bold"/>
    </style:style>
    <style:style style:name="T35" style:family="text">
      <style:text-properties style:text-position="0%" fo:text-shadow="none" style:font-style-complex="normal" style:font-style-asian="normal" style:font-size-complex="10pt" style:font-size-asian="10pt" style:text-outline="false" fo:font-style="normal" style:text-line-through-type="none" style:text-underline-style="none" style:text-underline-color="font-color" fo:font-size="10pt" style:font-name="宋体" fo:font-weight="normal" style:font-name-asian="宋体" style:font-weight-asian="normal" style:font-weight-complex="normal"/>
    </style:style>
    <style:style style:name="T36" style:family="text">
      <style:text-properties style:font-style-complex="normal" style:font-name="宋体" style:font-style-asian="normal" style:font-weight-complex="normal" style:font-weight-asian="normal" style:font-size-complex="10pt" style:font-size-asian="10pt" style:font-name-asian="宋体" style:text-position="0%" fo:color="#000000" style:text-outline="false" fo:font-style="normal" style:text-line-through-type="none" style:text-underline-style="none" style:text-underline-color="font-color" fo:font-weight="normal" fo:font-size="10pt" fo:text-shadow="none"/>
    </style:style>
    <style:style style:name="T37" style:family="text">
      <style:text-properties style:font-style-complex="normal" style:font-name="宋体" style:font-style-asian="normal" style:font-weight-complex="normal" style:font-weight-asian="normal" style:font-size-complex="10pt" style:font-size-asian="10pt" style:font-name-asian="宋体" style:text-position="0%" style:text-outline="false" fo:font-style="normal" style:text-line-through-type="none" style:text-underline-style="none" style:text-underline-color="font-color" fo:font-weight="normal" fo:font-size="10pt" fo:text-shadow="none" fo:color="#ff3333"/>
    </style:style>
    <style:style style:name="T38" style:family="text">
      <style:text-properties style:font-name="文泉驛微米黑" style:font-style-complex="normal" style:font-style-asian="normal" style:font-weight-complex="normal" style:font-weight-asian="normal" style:font-size-complex="10pt" style:font-size-asian="10pt" style:font-name-asian="文泉驛微米黑" fo:text-shadow="none" fo:color="#000000" style:text-outline="false" fo:font-style="normal" style:text-line-through-type="none" style:text-underline-style="none" style:text-underline-color="font-color" fo:font-weight="normal" fo:font-size="10pt" style:text-position="0%"/>
    </style:style>
    <style:style style:name="T39"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style:font-name="宋体" style:font-name-asian="文泉驛正黑"/>
    </style:style>
    <style:style style:name="T40"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style:font-name="文泉驛微米黑" style:font-name-asian="文泉驛微米黑"/>
    </style:style>
    <style:style style:name="T41" style:family="text">
      <style:text-properties fo:color="#000000" style:font-name="宋体" fo:font-size="10pt" fo:font-weight="normal" style:text-underline-style="none" style:text-underline-color="font-color" style:text-line-through-type="none" fo:font-style="normal" style:text-outline="false" fo:text-shadow="none" style:text-position="0%" style:font-name-asian="文泉驛正黑" style:font-size-asian="10pt" style:font-size-complex="10pt" style:font-weight-asian="normal" style:font-weight-complex="normal" style:font-style-asian="normal" style:font-style-complex="normal"/>
    </style:style>
    <style:style style:name="T42" style:family="text">
      <style:text-properties fo:color="#ff3333"/>
    </style:style>
    <style:style style:name="T43" style:family="text">
      <style:text-properties fo:color="#000000" style:font-name="Noto Sans CJK SC Regular"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44" style:family="text">
      <style:text-properties fo:font-size="10pt" style:font-style-complex="normal" style:font-style-asian="normal" style:font-weight-complex="normal" style:font-weight-asian="normal" style:font-size-complex="10pt" style:font-size-asian="10pt" style:font-name-asian="文泉驛正黑" style:text-position="0%" fo:text-shadow="none" style:text-outline="false" fo:font-style="normal" style:text-line-through-type="none" style:text-underline-style="none" style:text-underline-color="font-color" fo:font-weight="normal" fo:color="#000000"/>
    </style:style>
    <style:style style:name="T45" style:family="text">
      <style:text-properties fo:font-size="10pt" style:font-style-complex="normal" style:font-style-asian="normal" style:font-weight-complex="normal" style:font-weight-asian="normal" style:font-size-complex="10pt" style:font-size-asian="10pt" style:font-name-asian="文泉驛正黑" style:text-position="0%" fo:text-shadow="none" style:text-outline="false" fo:font-style="normal" style:text-line-through-type="none" style:text-underline-style="none" style:text-underline-color="font-color" fo:font-weight="normal" fo:color="#ff3333"/>
    </style:style>
    <style:style style:name="T46" style:family="text">
      <style:text-properties fo:font-size="10pt" fo:text-shadow="none" fo:font-weight="normal" style:text-underline-style="none" style:text-underline-color="font-color" style:text-line-through-type="none" fo:font-style="normal" style:text-outline="false" fo:color="#000000" style:font-name="文泉驛正黑" style:text-position="0%" style:font-name-asian="文泉驛正黑" style:font-size-asian="10pt" style:font-size-complex="10pt" style:font-weight-asian="normal" style:font-weight-complex="normal" style:font-style-asian="normal" style:font-style-complex="normal"/>
    </style:style>
    <style:style style:name="T47" style:family="text">
      <style:text-properties fo:font-size="10pt" fo:text-shadow="none" fo:font-weight="normal" style:text-underline-style="none" style:text-underline-color="font-color" style:text-line-through-type="none" fo:font-style="normal" style:text-outline="false" style:font-name="文泉驛正黑" style:text-position="0%" style:font-name-asian="文泉驛正黑" style:font-size-asian="10pt" style:font-size-complex="10pt" style:font-weight-asian="normal" style:font-weight-complex="normal" style:font-style-asian="normal" style:font-style-complex="normal" fo:color="#ff3333"/>
    </style:style>
    <style:style style:name="T48" style:family="text">
      <style:text-properties fo:font-size="10pt" fo:text-shadow="none" fo:font-weight="normal" style:text-underline-style="none" style:text-underline-color="font-color" style:text-line-through-type="none" fo:font-style="normal" style:text-outline="false" style:font-name="文泉驛正黑" style:text-position="0%" style:font-name-asian="文泉驛正黑" style:font-size-asian="10pt" style:font-size-complex="10pt" style:font-weight-asian="normal" style:font-weight-complex="normal" style:font-style-asian="normal" style:font-style-complex="normal" fo:color="#000000"/>
    </style:style>
    <style:style style:name="T49" style:family="text">
      <style:text-properties fo:font-size="10pt" fo:text-shadow="none" fo:font-weight="normal" style:text-underline-style="none" style:text-underline-color="font-color" style:text-line-through-type="none" fo:font-style="normal" style:text-outline="false" style:text-position="0%" style:font-size-asian="10pt" style:font-size-complex="10pt" style:font-weight-asian="normal" style:font-weight-complex="normal" style:font-style-asian="normal" style:font-style-complex="normal" fo:color="#000000" style:font-name="文泉驛微米黑" style:font-name-asian="文泉驛微米黑"/>
    </style:style>
    <style:style style:name="T50" style:family="text">
      <style:text-properties fo:font-size="10pt" fo:text-shadow="none" fo:font-weight="normal" style:text-underline-style="none" style:text-underline-color="font-color" style:text-line-through-type="none" fo:font-style="normal" style:text-outline="false" style:text-position="0%" style:font-size-asian="10pt" style:font-size-complex="10pt" style:font-weight-asian="normal" style:font-weight-complex="normal" style:font-style-asian="normal" style:font-style-complex="normal" fo:color="#000000" style:font-name="文泉驛正黑" style:font-name-asian="文泉驛正黑"/>
    </style:style>
    <style:style style:name="T51" style:family="text">
      <style:text-properties fo:font-size="10pt" fo:text-shadow="none" fo:font-weight="normal" style:text-underline-style="none" style:text-underline-color="font-color" style:text-line-through-type="none" fo:font-style="normal" style:text-outline="false" style:text-position="0%" style:font-size-asian="10pt" style:font-size-complex="10pt" style:font-weight-asian="normal" style:font-weight-complex="normal" style:font-style-asian="normal" style:font-style-complex="normal" style:font-name="文泉驛正黑" style:font-name-asian="文泉驛正黑" fo:color="#ff3333"/>
    </style:style>
    <style:style style:name="T52" style:family="text">
      <style:text-properties fo:font-size="10pt" fo:text-shadow="none" fo:font-weight="normal" style:text-underline-style="none" style:text-underline-color="font-color" style:text-line-through-type="none" fo:font-style="normal" style:text-outline="false" style:text-position="0%" style:font-size-asian="10pt" style:font-size-complex="10pt" style:font-weight-asian="normal" style:font-weight-complex="normal" style:font-style-asian="normal" style:font-style-complex="normal" style:font-name="文泉驛正黑" style:font-name-asian="文泉驛正黑" fo:color="#000000"/>
    </style:style>
    <style:style style:name="T53" style:family="text">
      <style:text-properties style:font-style-complex="normal" style:font-name="宋体" fo:font-weight="bold" style:text-underline-style="none" style:text-underline-color="font-color" style:text-line-through-type="none" fo:font-style="normal" style:text-outline="false" fo:text-shadow="none" style:text-position="0%" style:font-name-asian="宋体" style:font-size-asian="15pt" style:font-size-complex="15pt" style:font-weight-asian="bold" style:font-weight-complex="bold" style:font-style-asian="normal" fo:font-size="15pt"/>
    </style:style>
    <style:style style:name="T54" style:family="text">
      <style:text-properties style:font-style-complex="normal" style:font-name="宋体" fo:font-weight="bold" style:text-line-through-type="none" fo:font-style="normal" style:text-outline="false" fo:text-shadow="none" style:text-position="0%" style:font-name-asian="宋体" style:font-weight-asian="bold" style:font-weight-complex="bold" style:font-style-asian="normal" fo:font-size="10pt" style:text-underline-style="solid" style:text-underline-width="auto" style:text-underline-color="font-color" style:font-size-asian="10pt" style:font-size-complex="10pt"/>
    </style:style>
    <style:style style:name="T55" style:family="text">
      <style:text-properties fo:font-size="11pt" style:font-style-complex="normal" fo:font-weight="normal" style:text-underline-style="none" style:text-underline-color="font-color" style:text-line-through-type="none" fo:font-style="normal" style:text-outline="false" fo:text-shadow="none" style:text-position="0%" style:font-name-asian="宋体" style:font-size-asian="11pt" style:font-size-complex="11pt" style:font-weight-asian="normal" style:font-weight-complex="normal" style:font-style-asian="normal" style:font-name="宋体"/>
    </style:style>
    <style:style style:name="T56" style:family="text">
      <style:text-properties fo:font-size="11pt" style:font-style-complex="normal" fo:font-weight="normal" style:text-line-through-type="none" fo:font-style="normal" style:text-outline="false" fo:text-shadow="none" style:text-position="0%" style:font-name-asian="宋体" style:font-size-asian="11pt" style:font-size-complex="11pt" style:font-weight-asian="normal" style:font-weight-complex="normal" style:font-style-asian="normal" style:font-name="宋体" style:text-underline-style="solid" style:text-underline-width="auto" style:text-underline-color="font-color"/>
    </style:style>
    <style:style style:name="T57" style:family="text">
      <style:text-properties fo:font-size="11pt" style:font-style-complex="normal" fo:font-weight="normal" style:text-line-through-type="none" fo:font-style="normal" style:text-outline="false" fo:text-shadow="none" style:text-position="0%" style:font-name-asian="宋体" style:font-size-asian="11pt" style:font-size-complex="11pt" style:font-weight-asian="normal" style:font-weight-complex="normal" style:font-style-asian="normal" style:font-name="宋体" style:text-underline-style="none" style:text-underline-color="font-color"/>
    </style:style>
    <style:style style:name="T58" style:family="text">
      <style:text-properties style:font-name="Helvetica"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59" style:family="text">
      <style:text-properties style:font-name="Helvetic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60" style:family="text">
      <style:text-properties style:font-name="文泉驛微米黑" fo:font-size="13pt" fo:font-weight="normal" style:text-underline-style="none" style:text-underline-color="font-color" style:text-line-through-type="none" fo:font-style="normal" style:text-outline="false" fo:text-shadow="none" style:text-position="0%" style:font-name-asian="文泉驛微米黑" style:font-size-asian="13pt" style:font-size-complex="13pt" style:font-weight-asian="normal" style:font-weight-complex="normal" style:font-style-asian="normal" style:font-style-complex="normal"/>
    </style:style>
    <style:style style:name="T61" style:family="text">
      <style:text-properties style:font-name="文泉驛微米黑" fo:font-weight="normal" style:text-underline-style="none" style:text-underline-color="font-color" style:text-line-through-type="none" fo:font-style="normal" style:text-outline="false" fo:text-shadow="none" style:text-position="0%" style:font-name-asian="文泉驛微米黑" style:font-weight-asian="normal" style:font-weight-complex="normal" style:font-style-asian="normal" style:font-style-complex="normal" fo:font-size="10pt" style:font-size-asian="10pt" style:font-size-complex="10pt"/>
    </style:style>
    <style:style style:name="T62" style:family="text">
      <style:text-properties fo:font-weight="normal" style:text-line-through-type="none" fo:font-style="normal" style:text-outline="false" fo:text-shadow="none" style:text-position="0%" style:font-weight-asian="normal" style:font-weight-complex="normal" style:font-style-asian="normal" style:font-style-complex="normal" fo:font-size="10pt" style:font-size-asian="10pt" style:font-size-complex="10pt" style:font-name="宋体" style:text-underline-style="solid" style:text-underline-width="auto" style:text-underline-color="font-color" style:font-name-asian="宋体"/>
    </style:style>
    <style:style style:name="T63" style:family="text">
      <style:text-properties style:font-name="宋体" fo:font-size="10pt" fo:font-weight="normal" style:text-underline-style="none" style:text-underline-color="font-color" style:text-line-through-type="none" fo:font-style="normal" style:text-outline="false" fo:text-shadow="none" style:text-position="0%" style:font-name-asian="宋体" style:font-size-asian="10pt" style:font-size-complex="10pt" style:font-weight-asian="normal" style:font-weight-complex="normal" style:font-style-asian="normal" style:font-style-complex="normal"/>
    </style:style>
    <style:style style:name="T64" style:family="text">
      <style:text-properties style:font-name="Helvetica" fo:font-size="15pt" fo:font-weight="bold" style:text-underline-style="solid" style:text-underline-width="auto" style:text-underline-color="font-color" style:text-line-through-type="none" fo:font-style="normal" style:text-outline="false" fo:text-shadow="none" style:text-position="0%" style:font-size-asian="15pt" style:font-size-complex="15pt" style:font-weight-asian="bold" style:font-weight-complex="bold" style:font-style-asian="normal" style:font-style-complex="normal"/>
    </style:style>
    <style:style style:name="T65" style:family="text">
      <style:text-properties style:font-name="Helvetica" style:text-line-through-type="none" fo:font-style="normal" style:text-outline="false" fo:text-shadow="none" style:text-position="0%" style:font-style-asian="normal" style:font-style-complex="normal" fo:font-size="10pt" fo:font-weight="normal" style:text-underline-style="none" style:text-underline-color="font-color" style:font-size-asian="10pt" style:font-size-complex="10pt" style:font-weight-asian="normal" style:font-weight-complex="normal"/>
    </style:style>
    <style:style style:name="T66" style:family="text">
      <style:text-properties style:font-name="宋体" fo:font-size="12pt" fo:font-weight="normal" style:text-underline-style="none" style:text-underline-color="font-color" style:text-line-through-type="none" fo:font-style="normal" style:text-outline="false" fo:text-shadow="none" style:text-position="0%" style:font-name-asian="宋体" style:font-size-asian="12pt" style:font-size-complex="12pt" style:font-weight-asian="normal" style:font-weight-complex="normal" style:font-style-asian="normal" style:font-style-complex="normal"/>
    </style:style>
    <style:style style:name="T67" style:family="text">
      <style:text-properties style:font-style-complex="normal" style:font-name="宋体" fo:font-weight="bold" style:text-underline-style="solid" style:text-underline-width="auto" style:text-underline-color="font-color" style:text-line-through-type="none" fo:font-style="normal" style:text-outline="false" fo:text-shadow="none" style:text-position="0%" style:font-name-asian="宋体" style:font-size-asian="15pt" style:font-size-complex="15pt" style:font-weight-asian="bold" style:font-weight-complex="bold" style:font-style-asian="normal" fo:font-size="15pt"/>
    </style:style>
    <style:style style:name="T68" style:family="text">
      <style:text-properties style:font-style-complex="normal" style:font-name="宋体" style:text-line-through-type="none" fo:font-style="normal" style:text-outline="false" fo:text-shadow="none" style:text-position="0%" style:font-name-asian="宋体" style:font-style-asian="normal" fo:font-size="12pt" fo:font-weight="normal" style:text-underline-style="none" style:text-underline-color="font-color" style:font-size-asian="12pt" style:font-size-complex="12pt" style:font-weight-asian="normal" style:font-weight-complex="normal"/>
    </style:style>
    <style:style style:name="T69" style:family="text">
      <style:text-properties style:font-style-complex="normal" style:font-name="Helvetica" style:font-style-asian="normal" style:font-weight-complex="bold" style:font-weight-asian="bold" style:font-size-complex="13pt" style:font-size-asian="13pt" style:text-position="0%" fo:text-shadow="none" style:text-outline="false" fo:font-style="normal" style:text-line-through-type="none" style:text-underline-style="none" style:text-underline-color="font-color" fo:font-weight="bold" fo:font-size="13pt"/>
    </style:style>
    <style:style style:name="T70" style:family="text">
      <style:text-properties style:font-style-complex="normal" style:font-name="Helvetica" style:font-style-asian="normal" style:font-weight-complex="bold" style:font-weight-asian="bold" style:text-position="0%" fo:text-shadow="none" style:text-outline="false" fo:font-style="normal" style:text-line-through-type="none" style:text-underline-style="none" style:text-underline-color="font-color" fo:font-weight="bold" fo:font-size="10pt" style:font-size-asian="10pt" style:font-size-complex="10pt"/>
    </style:style>
    <style:style style:name="T71" style:family="text">
      <style:text-properties style:font-name="Helvetica"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72" style:family="text">
      <style:text-properties style:font-style-complex="normal" style:font-name="Helvetica" fo:font-weight="bold" style:text-underline-style="solid" style:text-underline-width="auto" style:text-underline-color="font-color" style:text-line-through-type="none" fo:font-style="normal" style:text-outline="false" fo:text-shadow="none" style:text-position="0%" style:font-size-asian="14pt" style:font-size-complex="14pt" style:font-weight-asian="bold" style:font-weight-complex="bold" style:font-style-asian="normal" fo:font-size="14pt"/>
    </style:style>
    <style:style style:name="T73" style:family="text">
      <style:text-properties style:font-style-complex="normal" style:font-name="Helvetica" fo:font-weight="bold" style:text-line-through-type="none" fo:font-style="normal" style:text-outline="false" fo:text-shadow="none" style:text-position="0%" style:font-weight-asian="bold" style:font-weight-complex="bold" style:font-style-asian="normal" fo:font-size="12pt" style:text-underline-style="none" style:text-underline-color="font-color" style:font-size-asian="12pt" style:font-size-complex="12pt"/>
    </style:style>
    <style:style style:name="T74" style:family="text">
      <style:text-properties style:font-style-complex="normal" style:font-name="Helvetica" style:text-line-through-type="none" fo:font-style="normal" style:text-outline="false" fo:text-shadow="none" style:text-position="0%" style:font-style-asian="normal" fo:font-size="12pt" style:text-underline-style="none" style:text-underline-color="font-color" style:font-size-asian="12pt" style:font-size-complex="12pt" fo:font-weight="normal" style:font-weight-asian="normal" style:font-weight-complex="normal"/>
    </style:style>
    <style:style style:name="T75" style:family="text">
      <style:text-properties style:text-line-through-type="none" style:font-name="宋体" style:font-size-complex="13pt" style:font-size-asian="13pt" style:text-position="0%" fo:font-weight="bold" style:text-underline-style="none" style:text-underline-color="font-color" fo:text-shadow="none" style:font-weight-asian="bold" style:font-name-asian="宋体" style:font-weight-complex="bold" style:font-style-asian="normal" fo:font-size="13pt" style:font-style-complex="normal" style:text-outline="false" fo:font-style="normal"/>
    </style:style>
    <style:style style:name="T76" style:family="text">
      <style:text-properties style:text-line-through-type="none" style:font-name="宋体" style:text-position="0%" fo:text-shadow="none" style:font-name-asian="宋体" style:font-style-asian="normal" style:font-style-complex="normal" style:text-outline="false" fo:font-style="normal" fo:font-weight="normal" style:font-weight-complex="normal" style:font-size-asian="11pt" style:font-size-complex="11pt" fo:font-size="11pt" style:font-weight-asian="normal" style:text-underline-style="solid" style:text-underline-width="auto" style:text-underline-color="font-color"/>
    </style:style>
    <style:style style:name="T77" style:family="text">
      <style:text-properties style:text-line-through-type="none" style:font-name="宋体" style:text-position="0%" fo:text-shadow="none" style:font-name-asian="宋体" style:font-style-asian="normal" style:font-style-complex="normal" style:text-outline="false" fo:font-style="normal" fo:font-weight="normal" style:font-weight-complex="normal" style:font-size-asian="11pt" style:font-size-complex="11pt" fo:font-size="11pt" style:font-weight-asian="normal" style:text-underline-style="none" style:text-underline-color="font-color"/>
    </style:style>
    <style:style style:name="T78" style:family="text">
      <style:text-properties style:text-line-through-type="none" style:font-name="宋体" style:text-position="0%" fo:text-shadow="none" style:font-name-asian="宋体" style:font-style-asian="normal" style:font-style-complex="normal" style:text-outline="false" fo:font-style="normal" style:font-size-asian="13pt" style:font-weight-asian="bold" style:font-weight-complex="bold" style:font-size-complex="13pt" fo:font-size="13pt" style:text-underline-style="solid" style:text-underline-width="auto" style:text-underline-color="font-color" fo:font-weight="bold"/>
    </style:style>
    <style:style style:name="T79" style:family="text">
      <style:text-properties style:text-line-through-type="none" style:font-name="宋体" style:text-position="0%" fo:text-shadow="none" style:font-name-asian="宋体" style:font-style-asian="normal" style:font-style-complex="normal" style:text-outline="false" fo:font-style="normal" fo:font-weight="normal" style:font-weight-asian="normal" style:font-weight-complex="normal" style:font-size-complex="12pt" fo:font-size="12pt" style:font-size-asian="12pt" style:text-underline-style="none" style:text-underline-color="font-color"/>
    </style:style>
    <style:style style:name="T80" style:family="text">
      <style:text-properties style:text-line-through-type="none" style:font-name="宋体" style:text-position="0%" fo:text-shadow="none" style:font-name-asian="宋体" style:font-style-asian="normal" style:font-style-complex="normal" style:text-outline="false" fo:font-style="normal" fo:font-weight="normal" style:font-weight-asian="normal" style:font-weight-complex="normal" style:font-size-complex="16pt" style:text-underline-style="solid" style:text-underline-width="auto" style:text-underline-color="font-color" fo:font-size="16pt" style:font-size-asian="16pt"/>
    </style:style>
    <style:style style:name="T81" style:family="text">
      <style:text-properties style:text-line-through-type="none" style:font-name="宋体" style:text-position="0%" fo:text-shadow="none" style:font-name-asian="宋体" style:font-style-asian="normal" style:font-style-complex="normal" style:text-outline="false" fo:font-style="normal" style:font-size-complex="16pt" style:text-underline-style="solid" style:text-underline-width="auto" style:text-underline-color="font-color" fo:font-size="16pt" style:font-size-asian="16pt" fo:font-weight="bold" style:font-weight-asian="bold" style:font-weight-complex="bold"/>
    </style:style>
    <style:style style:name="T82" style:family="text">
      <style:text-properties style:text-line-through-type="none" style:font-name="宋体" style:text-position="0%" fo:text-shadow="none" style:font-name-asian="宋体" style:font-style-asian="normal" style:font-style-complex="normal" style:text-outline="false" fo:font-style="normal" style:text-underline-style="solid" style:text-underline-width="auto" style:text-underline-color="font-color" fo:font-weight="bold" style:font-weight-asian="bold" style:font-weight-complex="bold" fo:font-size="11pt" style:font-size-asian="11pt" style:font-size-complex="11pt"/>
    </style:style>
    <style:style style:name="T83" style:family="text">
      <style:text-properties style:text-line-through-type="none" style:font-name="宋体" style:text-position="0%" fo:text-shadow="none" style:font-name-asian="宋体" style:font-style-asian="normal" style:font-style-complex="normal" style:text-outline="false" fo:font-style="normal" fo:font-size="11pt" style:font-size-asian="11pt" style:font-size-complex="11pt" fo:font-weight="normal" style:text-underline-style="none" style:text-underline-color="font-color" style:font-weight-asian="normal" style:font-weight-complex="normal"/>
    </style:style>
  </office:automatic-styles>
  <office:body>
    <office:spreadsheet>
      <table:calculation-settings table:automatic-find-labels="false"/>
      <table:table table:name="教育-all" table:style-name="ta1">
        <table:table-column table:style-name="co1" table:default-cell-style-name="ce18"/>
        <table:table-column table:style-name="co1" table:default-cell-style-name="ce36"/>
        <table:table-column table:style-name="co2" table:default-cell-style-name="ce52"/>
        <table:table-column table:style-name="co3" table:number-columns-repeated="17" table:default-cell-style-name="ce67"/>
        <table:table-column table:style-name="co4" table:default-cell-style-name="ce67"/>
        <table:table-column table:style-name="co1" table:default-cell-style-name="ce67"/>
        <table:table-column table:style-name="co5" table:default-cell-style-name="ce67"/>
        <table:table-column table:style-name="co6" table:default-cell-style-name="ce67"/>
        <table:table-column table:style-name="co1" table:number-columns-repeated="3" table:default-cell-style-name="ce67"/>
        <table:table-column table:style-name="co1" table:number-columns-repeated="253" table:default-cell-style-name="ce18"/>
        <table:table-column table:style-name="co1" table:number-columns-repeated="744" table:default-cell-style-name="ce131"/>
        <table:table-row table:style-name="ro1">
          <table:table-cell table:style-name="ce1" office:value-type="string" calcext:value-type="string" table:number-columns-spanned="34" table:number-rows-spanned="1">
            <text:p>I</text:p>
          </table:table-cell>
          <table:covered-table-cell table:style-name="ce19"/>
          <table:covered-table-cell table:style-name="ce37"/>
          <table:covered-table-cell table:number-columns-repeated="24" table:style-name="ce53"/>
          <table:covered-table-cell table:number-columns-repeated="7" table:style-name="ce97"/>
          <table:table-cell table:number-columns-repeated="990"/>
        </table:table-row>
        <table:table-row table:style-name="ro2">
          <table:table-cell table:style-name="ce2" table:number-columns-repeated="3"/>
          <table:table-cell table:style-name="ce2" office:value-type="string" calcext:value-type="string">
            <text:p>杭州</text:p>
          </table:table-cell>
          <table:table-cell table:style-name="ce2" office:value-type="string" calcext:value-type="string">
            <text:p>金华</text:p>
          </table:table-cell>
          <table:table-cell table:style-name="ce2" office:value-type="string" calcext:value-type="string">
            <text:p>宁波</text:p>
          </table:table-cell>
          <table:table-cell table:style-name="ce2" office:value-type="string" calcext:value-type="string">
            <text:p>南京</text:p>
          </table:table-cell>
          <table:table-cell table:style-name="ce2" office:value-type="string" calcext:value-type="string">
            <text:p>苏州</text:p>
          </table:table-cell>
          <table:table-cell table:style-name="ce2" office:value-type="string" calcext:value-type="string">
            <text:p>温州</text:p>
          </table:table-cell>
          <table:table-cell table:style-name="ce2" office:value-type="string" calcext:value-type="string">
            <text:p>无锡</text:p>
          </table:table-cell>
          <table:table-cell table:style-name="ce2" office:value-type="string" calcext:value-type="string">
            <text:p>西安</text:p>
          </table:table-cell>
          <table:table-cell table:style-name="ce2"/>
          <table:table-cell table:style-name="ce2" office:value-type="string" calcext:value-type="string">
            <text:p>广州</text:p>
          </table:table-cell>
          <table:table-cell table:style-name="ce2" office:value-type="string" calcext:value-type="string">
            <text:p>深圳</text:p>
          </table:table-cell>
          <table:table-cell table:style-name="ce2" office:value-type="string" calcext:value-type="string">
            <text:p>东莞</text:p>
          </table:table-cell>
          <table:table-cell table:style-name="ce2" office:value-type="string" calcext:value-type="string">
            <text:p>佛山</text:p>
          </table:table-cell>
          <table:table-cell table:style-name="ce2" office:value-type="string" calcext:value-type="string">
            <text:p>惠州</text:p>
          </table:table-cell>
          <table:table-cell table:style-name="ce2" office:value-type="string" calcext:value-type="string">
            <text:p>中山</text:p>
          </table:table-cell>
          <table:table-cell table:style-name="ce2"/>
          <table:table-cell table:style-name="ce2" office:value-type="string" calcext:value-type="string">
            <text:p>Beijing</text:p>
          </table:table-cell>
          <table:table-cell table:style-name="ce2" office:value-type="string" calcext:value-type="string">
            <text:p>ChengDu</text:p>
          </table:table-cell>
          <table:table-cell table:style-name="ce2" office:value-type="string" calcext:value-type="string">
            <text:p>WuHan</text:p>
          </table:table-cell>
          <table:table-cell table:style-name="ce2" office:value-type="string" calcext:value-type="string">
            <text:p>ZhengZhou</text:p>
          </table:table-cell>
          <table:table-cell table:style-name="ce2" office:value-type="string" calcext:value-type="string">
            <text:p>上海</text:p>
          </table:table-cell>
          <table:table-cell table:style-name="ce2" office:value-type="string" calcext:value-type="string">
            <text:p>天津</text:p>
          </table:table-cell>
          <table:table-cell table:style-name="ce2" office:value-type="string" calcext:value-type="string">
            <text:p>重庆</text:p>
          </table:table-cell>
          <table:table-cell table:style-name="ce2"/>
          <table:table-cell table:style-name="ce98" office:value-type="string" calcext:value-type="string">
            <text:p>福州</text:p>
          </table:table-cell>
          <table:table-cell table:style-name="ce98" office:value-type="string" calcext:value-type="string">
            <text:p>泉州</text:p>
          </table:table-cell>
          <table:table-cell table:style-name="ce98" office:value-type="string" calcext:value-type="string">
            <text:p>厦门</text:p>
          </table:table-cell>
          <table:table-cell table:style-name="ce98" office:value-type="string" calcext:value-type="string">
            <text:p>西安</text:p>
          </table:table-cell>
          <table:table-cell table:style-name="ce98" office:value-type="string" calcext:value-type="string">
            <text:p>乌鲁木齐</text:p>
          </table:table-cell>
          <table:table-cell table:style-name="ce98" office:value-type="string" calcext:value-type="string">
            <text:p>鄂尔多斯</text:p>
          </table:table-cell>
          <table:table-cell table:style-name="ce98" office:value-type="string" calcext:value-type="string">
            <text:p>呼和浩特</text:p>
          </table:table-cell>
          <table:table-cell table:style-name="ce124" table:number-columns-repeated="246"/>
          <table:table-cell table:style-name="ce132" table:number-columns-repeated="744"/>
        </table:table-row>
        <table:table-row table:style-name="ro3">
          <table:table-cell table:style-name="ce3" office:value-type="string" calcext:value-type="string" table:number-columns-spanned="1" table:number-rows-spanned="14">
            <text:p>幼升小 / 小升初</text:p>
          </table:table-cell>
          <table:table-cell table:style-name="ce20" office:value-type="string" calcext:value-type="string" table:number-columns-spanned="1" table:number-rows-spanned="4">
            <text:p>前置条件</text:p>
          </table:table-cell>
          <table:table-cell table:style-name="ce38"/>
          <table:table-cell table:style-name="ce54" table:number-columns-repeated="16"/>
          <table:table-cell table:style-name="ce73" office:value-type="string" calcext:value-type="string">
            <text:p>在京务工就业证明、在京实际住所居住证明、全家户口簿、在京暂住证、户籍所在地街道办事处或乡镇人民政府出具的在当地没有监护条件的证明</text:p>
          </table:table-cell>
          <table:table-cell table:style-name="ce73"/>
          <table:table-cell table:style-name="ce84"/>
          <table:table-cell table:style-name="ce86" table:number-columns-repeated="5"/>
          <table:table-cell table:style-name="ce99" table:number-columns-repeated="6"/>
          <table:table-cell table:style-name="ce113"/>
          <table:table-cell table:style-name="ce125" table:number-columns-repeated="246"/>
          <table:table-cell table:style-name="ce133" table:number-columns-repeated="744"/>
        </table:table-row>
        <table:table-row table:style-name="ro4">
          <table:covered-table-cell table:style-name="ce4"/>
          <table:covered-table-cell table:style-name="ce21"/>
          <table:table-cell table:style-name="ce39" office:value-type="string" calcext:value-type="string">
            <text:p>只接受6周岁的（且只能入读起始年级）- 都Yes</text:p>
          </table:table-cell>
          <table:table-cell table:style-name="ce55" table:number-columns-repeated="6"/>
          <table:table-cell table:style-name="ce55" office:value-type="string" calcext:value-type="string">
            <text:p>需提出申请</text:p>
          </table:table-cell>
          <table:table-cell table:style-name="ce55" table:number-columns-repeated="9"/>
          <table:table-cell table:style-name="ce74" table:number-columns-repeated="8"/>
          <table:table-cell table:style-name="ce100" table:number-columns-repeated="6"/>
          <table:table-cell table:style-name="ce114"/>
          <table:table-cell table:number-columns-repeated="990"/>
        </table:table-row>
        <table:table-row table:style-name="ro3">
          <table:covered-table-cell table:style-name="ce4"/>
          <table:covered-table-cell table:style-name="ce21"/>
          <table:table-cell table:style-name="ce40" office:value-type="string" calcext:value-type="string">
            <text:p>不符合计生政策 (超生)？</text:p>
          </table:table-cell>
          <table:table-cell table:style-name="ce56" office:value-type="string" calcext:value-type="string">
            <text:p>不行</text:p>
          </table:table-cell>
          <table:table-cell table:style-name="ce56" office:value-type="string" calcext:value-type="string">
            <text:p>交社抚费后可以</text:p>
          </table:table-cell>
          <table:table-cell table:number-columns-repeated="2" table:style-name="ce56" office:value-type="string" calcext:value-type="string">
            <text:p>不行</text:p>
          </table:table-cell>
          <table:table-cell table:style-name="ce56" office:value-type="string" calcext:value-type="string">
            <text:p>No </text:p>
          </table:table-cell>
          <table:table-cell table:style-name="ce56" table:number-columns-repeated="4"/>
          <table:table-cell table:style-name="ce55" office:value-type="string" calcext:value-type="string">
            <text:p>没门</text:p>
          </table:table-cell>
          <table:table-cell table:style-name="ce55" office:value-type="string" calcext:value-type="string">
            <text:p>外地户籍不行</text:p>
          </table:table-cell>
          <table:table-cell table:style-name="ce55" table:number-columns-repeated="2"/>
          <table:table-cell table:style-name="ce55" office:value-type="string" calcext:value-type="string">
            <text:p>没门</text:p>
          </table:table-cell>
          <table:table-cell table:style-name="ce55" office:value-type="string" calcext:value-type="string">
            <text:p>不行</text:p>
          </table:table-cell>
          <table:table-cell table:style-name="ce55"/>
          <table:table-cell table:style-name="ce74" table:number-columns-repeated="8"/>
          <table:table-cell table:style-name="ce100" table:number-columns-repeated="6"/>
          <table:table-cell table:style-name="ce114"/>
          <table:table-cell table:number-columns-repeated="990"/>
        </table:table-row>
        <table:table-row table:style-name="ro3">
          <table:covered-table-cell table:style-name="ce4"/>
          <table:covered-table-cell table:style-name="ce21"/>
          <table:table-cell table:style-name="ce39" office:value-type="string" calcext:value-type="string">
            <text:p>有积分入学规则？</text:p>
          </table:table-cell>
          <table:table-cell table:style-name="ce55" office:value-type="string" calcext:value-type="string">
            <text:p>只滨江区有</text:p>
          </table:table-cell>
          <table:table-cell table:style-name="ce55" office:value-type="string" calcext:value-type="string">
            <text:p>Yes</text:p>
          </table:table-cell>
          <table:table-cell table:number-columns-repeated="2" table:style-name="ce55" office:value-type="string" calcext:value-type="string">
            <text:p>No</text:p>
          </table:table-cell>
          <table:table-cell table:style-name="ce55" office:value-type="string" calcext:value-type="string">
            <text:p>Yes。走全市积分系统</text:p>
          </table:table-cell>
          <table:table-cell table:style-name="ce55" office:value-type="string" calcext:value-type="string">
            <text:p>部分区有（鹿城区）</text:p>
          </table:table-cell>
          <table:table-cell table:style-name="ce55" office:value-type="string" calcext:value-type="string">
            <text:p>No</text:p>
          </table:table-cell>
          <table:table-cell table:style-name="ce55" table:number-columns-repeated="2"/>
          <table:table-cell table:number-columns-repeated="3" table:style-name="ce55" office:value-type="string" calcext:value-type="string">
            <text:p>Yes</text:p>
          </table:table-cell>
          <table:table-cell table:style-name="ce55" office:value-type="string" calcext:value-type="string">
            <text:p>No</text:p>
          </table:table-cell>
          <table:table-cell table:number-columns-repeated="2" table:style-name="ce55" office:value-type="string" calcext:value-type="string">
            <text:p>Yes</text:p>
          </table:table-cell>
          <table:table-cell table:style-name="ce55"/>
          <table:table-cell table:number-columns-repeated="7" table:style-name="ce74" office:value-type="string" calcext:value-type="string">
            <text:p>No</text:p>
          </table:table-cell>
          <table:table-cell table:style-name="ce74"/>
          <table:table-cell table:number-columns-repeated="7" table:style-name="ce74" office:value-type="string" calcext:value-type="string">
            <text:p>No</text:p>
          </table:table-cell>
          <table:table-cell table:number-columns-repeated="990"/>
        </table:table-row>
        <table:table-row table:style-name="ro5">
          <table:covered-table-cell table:style-name="ce4"/>
          <table:table-cell table:style-name="ce22" office:value-type="string" calcext:value-type="string">
            <text:p>前置设置</text:p>
          </table:table-cell>
          <table:table-cell table:style-name="ce39" office:value-type="string" calcext:value-type="string">
            <text:p>所有本市学位/学生参与积分？（目前只有深圳是）</text:p>
          </table:table-cell>
          <table:table-cell table:style-name="ce55" office:value-type="string" calcext:value-type="string">
            <text:p>No</text:p>
          </table:table-cell>
          <table:table-cell table:style-name="ce55" office:value-type="string" calcext:value-type="string">
            <text:p>No。人才引进、招商引资等后门</text:p>
          </table:table-cell>
          <table:table-cell table:number-columns-repeated="2" table:style-name="ce55" office:value-type="string" calcext:value-type="string">
            <text:p>No</text:p>
          </table:table-cell>
          <table:table-cell table:style-name="ce55" office:value-type="string" calcext:value-type="string">
            <text:p>No。购房者不参加积分规则</text:p>
          </table:table-cell>
          <table:table-cell table:style-name="ce55" office:value-type="string" calcext:value-type="string">
            <text:p>No。“省定条件”+ 积分管理系统 = 可如公办；只达到积分线 = 入民办</text:p>
          </table:table-cell>
          <table:table-cell table:style-name="ce55" office:value-type="string" calcext:value-type="string">
            <text:p>-</text:p>
          </table:table-cell>
          <table:table-cell table:style-name="ce55" table:number-columns-repeated="2"/>
          <table:table-cell table:style-name="ce55" office:value-type="string" calcext:value-type="string">
            <text:p>No。有政策照顾类子女不参与积分</text:p>
          </table:table-cell>
          <table:table-cell table:style-name="ce55" office:value-type="string" calcext:value-type="string">
            <text:p>是</text:p>
          </table:table-cell>
          <table:table-cell table:style-name="ce55" office:value-type="string" calcext:value-type="string">
            <text:p>有政策照顾类</text:p>
          </table:table-cell>
          <table:table-cell table:style-name="ce55" office:value-type="string" calcext:value-type="string">
            <text:p>有政策性借读</text:p>
          </table:table-cell>
          <table:table-cell table:style-name="ce55" office:value-type="string" calcext:value-type="string">
            <text:p>可以选择“积分”之路//另可用居住证+社保；“优秀”等荣誉称号</text:p>
          </table:table-cell>
          <table:table-cell table:style-name="ce55" office:value-type="string" calcext:value-type="string">
            <text:p>有政策性借读 // 符合省流动人口条例第27条的可以优先</text:p>
          </table:table-cell>
          <table:table-cell table:style-name="ce55"/>
          <table:table-cell table:style-name="ce74" table:number-columns-repeated="8"/>
          <table:table-cell table:style-name="ce100" table:number-columns-repeated="6"/>
          <table:table-cell table:style-name="ce114"/>
          <table:table-cell table:number-columns-repeated="990"/>
        </table:table-row>
        <table:table-row table:style-name="ro6">
          <table:covered-table-cell table:style-name="ce4"/>
          <table:table-cell table:style-name="ce23" office:value-type="string" calcext:value-type="string" table:number-columns-spanned="1" table:number-rows-spanned="7">
            <text:p>必要条件</text:p>
          </table:table-cell>
          <table:table-cell table:style-name="ce39" office:value-type="string" calcext:value-type="string">
            <text:p>房产 / 租房</text:p>
          </table:table-cell>
          <table:table-cell table:style-name="ce55" office:value-type="string" calcext:value-type="string">
            <text:p>必须</text:p>
          </table:table-cell>
          <table:table-cell table:style-name="ce55" office:value-type="string" calcext:value-type="string">
            <text:p>私有住房+居住证 = 统筹安排入学；</text:p>
          </table:table-cell>
          <table:table-cell table:style-name="ce55" office:value-type="string" calcext:value-type="string">
            <text:p>必须</text:p>
          </table:table-cell>
          <table:table-cell table:style-name="ce55" office:value-type="string" calcext:value-type="string">
            <text:p>未提</text:p>
          </table:table-cell>
          <table:table-cell table:style-name="ce55" office:value-type="string" calcext:value-type="string">
            <text:p>购房者直接入学；租房可</text:p>
          </table:table-cell>
          <table:table-cell table:style-name="ce55" office:value-type="string" calcext:value-type="string">
            <text:p>必须（省定条件）</text:p>
          </table:table-cell>
          <table:table-cell table:number-columns-repeated="2" table:style-name="ce55" office:value-type="string" calcext:value-type="string">
            <text:p>必须</text:p>
          </table:table-cell>
          <table:table-cell table:style-name="ce55"/>
          <table:table-cell table:style-name="ce55" office:value-type="string" calcext:value-type="string">
            <text:p>未提</text:p>
          </table:table-cell>
          <table:table-cell table:style-name="ce55" office:value-type="string" calcext:value-type="string">
            <text:p>必须</text:p>
          </table:table-cell>
          <table:table-cell table:style-name="ce55" office:value-type="string" calcext:value-type="string">
            <text:p>非必须</text:p>
          </table:table-cell>
          <table:table-cell table:style-name="ce55" office:value-type="string" calcext:value-type="string">
            <text:p>购房并&gt;=80m2 算政策性借读</text:p>
          </table:table-cell>
          <table:table-cell table:style-name="ce55" office:value-type="string" calcext:value-type="string">
            <text:p>必须</text:p>
          </table:table-cell>
          <table:table-cell table:style-name="ce55" office:value-type="string" calcext:value-type="string">
            <text:p>未提</text:p>
          </table:table-cell>
          <table:table-cell table:style-name="ce55"/>
          <table:table-cell table:style-name="ce74" office:value-type="string" calcext:value-type="string">
            <text:p>必须</text:p>
          </table:table-cell>
          <table:table-cell table:style-name="ce74"/>
          <table:table-cell table:style-name="ce85" office:value-type="string" calcext:value-type="string" table:number-columns-spanned="1" table:number-rows-spanned="7">
            <text:p>居民<text:span text:style-name="T29">户口簿</text:span>原件和复印件</text:p>
            <text:p/>
            <text:p>居住证原件,</text:p>
            <text:p/>
            <text:p>相关证明[辖区内房产证（户主为法定监护人）或租房合同（承租人为法定监护人）、学籍证明、监护人工作单位证明、居住地社区证明]等</text:p>
          </table:table-cell>
          <table:table-cell table:style-name="ce74" table:number-columns-repeated="2"/>
          <table:table-cell table:style-name="ce74" office:value-type="string" calcext:value-type="string">
            <text:p>必须</text:p>
          </table:table-cell>
          <table:table-cell table:style-name="ce95" office:value-type="string" calcext:value-type="string">
            <text:p>儿童与法定监护人的住（租）房证明</text:p>
          </table:table-cell>
          <table:table-cell table:style-name="ce95"/>
          <table:table-cell table:number-columns-repeated="2" table:style-name="ce89" office:value-type="string" calcext:value-type="string">
            <text:p>不要求</text:p>
          </table:table-cell>
          <table:table-cell table:style-name="ce89" office:value-type="string" calcext:value-type="string">
            <text:p>积分项目：分数占总分的20%</text:p>
          </table:table-cell>
          <table:table-cell table:number-columns-repeated="4" table:style-name="ce89" office:value-type="string" calcext:value-type="string">
            <text:p>不要求</text:p>
          </table:table-cell>
          <table:table-cell table:number-columns-repeated="990"/>
        </table:table-row>
        <table:table-row table:style-name="ro7">
          <table:covered-table-cell table:style-name="ce4"/>
          <table:covered-table-cell table:style-name="ce21"/>
          <table:table-cell table:style-name="ce39" office:value-type="string" calcext:value-type="string">
            <text:p>居住证／居住证年限</text:p>
          </table:table-cell>
          <table:table-cell table:style-name="ce55" office:value-type="string" calcext:value-type="string">
            <text:p>“暂住证”并居住1年以上</text:p>
          </table:table-cell>
          <table:table-cell table:style-name="ce56" office:value-type="string" calcext:value-type="string">
            <text:p>连续暂住1年</text:p>
          </table:table-cell>
          <table:table-cell table:number-columns-repeated="2" table:style-name="ce55" office:value-type="string" calcext:value-type="string">
            <text:p>居住证1年以上</text:p>
          </table:table-cell>
          <table:table-cell table:style-name="ce55" office:value-type="string" calcext:value-type="string">
            <text:p>必须。走全市积分系统</text:p>
          </table:table-cell>
          <table:table-cell table:style-name="ce55" office:value-type="string" calcext:value-type="string">
            <text:p>必须（省定条件）；1年以上</text:p>
          </table:table-cell>
          <table:table-cell table:style-name="ce55" office:value-type="string" calcext:value-type="string">
            <text:p>半年以上</text:p>
          </table:table-cell>
          <table:table-cell table:style-name="ce55" office:value-type="string" calcext:value-type="string">
            <text:p>居住证或 居住证明</text:p>
          </table:table-cell>
          <table:table-cell table:style-name="ce55"/>
          <table:table-cell table:style-name="ce55" office:value-type="string" calcext:value-type="string">
            <text:p>必须；满5年优先</text:p>
          </table:table-cell>
          <table:table-cell table:number-columns-repeated="2" table:style-name="ce55" office:value-type="string" calcext:value-type="string">
            <text:p>必须</text:p>
          </table:table-cell>
          <table:table-cell table:style-name="ce55"/>
          <table:table-cell table:number-columns-repeated="2" table:style-name="ce55" office:value-type="string" calcext:value-type="string">
            <text:p>必须，满5年</text:p>
          </table:table-cell>
          <table:table-cell table:style-name="ce55"/>
          <table:table-cell table:style-name="ce75" office:value-type="string" calcext:value-type="string">
            <text:p><text:span text:style-name="T18">起始时间应在</text:span><text:span text:style-name="T19">2016</text:span><text:span text:style-name="T20">年</text:span><text:span text:style-name="T19">4</text:span><text:span text:style-name="T20">月</text:span><text:span text:style-name="T19">20</text:span><text:span text:style-name="T20">日之前，且暂住证在有效期内</text:span></text:p>
          </table:table-cell>
          <table:table-cell table:style-name="ce75" office:value-type="string" calcext:value-type="string">
            <text:p>必须</text:p>
          </table:table-cell>
          <table:covered-table-cell table:style-name="ce75"/>
          <table:table-cell table:style-name="ce75" office:value-type="string" calcext:value-type="string">
            <text:p>必须</text:p>
          </table:table-cell>
          <table:table-cell table:style-name="ce75" office:value-type="string" calcext:value-type="string">
            <text:p>须儿童持《临时居住证》并父母一方持居住证；或，父母一方持《临时居住证》并连续3年灵活就业登记</text:p>
          </table:table-cell>
          <table:table-cell table:style-name="ce75" office:value-type="string" calcext:value-type="string">
            <text:p>必须</text:p>
          </table:table-cell>
          <table:table-cell table:style-name="ce95" office:value-type="string" calcext:value-type="string">
            <text:p>公安部门出具的流动人口居住证明</text:p>
          </table:table-cell>
          <table:table-cell table:style-name="ce95"/>
          <table:table-cell table:number-columns-repeated="3" table:style-name="ce89" office:value-type="string" calcext:value-type="string">
            <text:p>没有居住证年限要求</text:p>
          </table:table-cell>
          <table:table-cell table:style-name="ce89" office:value-type="string" calcext:value-type="string">
            <text:p>有</text:p>
          </table:table-cell>
          <table:table-cell table:style-name="ce89" office:value-type="string" calcext:value-type="string">
            <text:p>无居住证年限要求</text:p>
          </table:table-cell>
          <table:table-cell table:number-columns-repeated="2" table:style-name="ce89" office:value-type="string" calcext:value-type="string">
            <text:p>无居住年限要求</text:p>
          </table:table-cell>
          <table:table-cell table:number-columns-repeated="990"/>
        </table:table-row>
        <table:table-row table:style-name="ro8">
          <table:covered-table-cell table:style-name="ce4"/>
          <table:covered-table-cell table:style-name="ce21"/>
          <table:table-cell table:style-name="ce39" office:value-type="string" calcext:value-type="string">
            <text:p>社保／社保年限不够／不连续</text:p>
          </table:table-cell>
          <table:table-cell table:number-columns-repeated="2" table:style-name="ce55" office:value-type="string" calcext:value-type="string">
            <text:p>社保1年以上</text:p>
          </table:table-cell>
          <table:table-cell table:style-name="ce55" office:value-type="string" calcext:value-type="string">
            <text:p>一方交社会保险1年以上；海曙区：基本养老保险1年以上</text:p>
          </table:table-cell>
          <table:table-cell table:style-name="ce55" office:value-type="string" calcext:value-type="string">
            <text:p>社保1年以上</text:p>
          </table:table-cell>
          <table:table-cell table:style-name="ce55" office:value-type="string" calcext:value-type="string">
            <text:p>必须。走全市积分系统</text:p>
          </table:table-cell>
          <table:table-cell table:style-name="ce55" office:value-type="string" calcext:value-type="string">
            <text:p>社会养老保险1年以上（省定条件）</text:p>
          </table:table-cell>
          <table:table-cell table:style-name="ce55" office:value-type="string" calcext:value-type="string">
            <text:p>社会保险</text:p>
          </table:table-cell>
          <table:table-cell table:style-name="ce55" table:number-columns-repeated="2"/>
          <table:table-cell table:style-name="ce55" office:value-type="string" calcext:value-type="string">
            <text:p>必须；满5年优先</text:p>
          </table:table-cell>
          <table:table-cell table:number-columns-repeated="2" table:style-name="ce55" office:value-type="string" calcext:value-type="string">
            <text:p>必须</text:p>
          </table:table-cell>
          <table:table-cell table:style-name="ce55" office:value-type="string" calcext:value-type="string">
            <text:p>连续5年，并合法就业+稳定住所 算政策性借读</text:p>
          </table:table-cell>
          <table:table-cell table:number-columns-repeated="2" table:style-name="ce55" office:value-type="string" calcext:value-type="string">
            <text:p>必须，满5年</text:p>
          </table:table-cell>
          <table:table-cell table:style-name="ce55"/>
          <table:table-cell table:style-name="ce74" office:value-type="string" calcext:value-type="string">
            <text:p>必须</text:p>
          </table:table-cell>
          <table:table-cell table:style-name="ce74" office:value-type="string" calcext:value-type="string">
            <text:p>12个月</text:p>
          </table:table-cell>
          <table:covered-table-cell table:style-name="ce74"/>
          <table:table-cell table:style-name="ce74" table:number-columns-repeated="2"/>
          <table:table-cell table:style-name="ce74" office:value-type="string" calcext:value-type="string">
            <text:p>必须</text:p>
          </table:table-cell>
          <table:table-cell table:style-name="ce74" table:number-columns-repeated="2"/>
          <table:table-cell table:number-columns-repeated="2" table:style-name="ce89" office:value-type="string" calcext:value-type="string">
            <text:p>无特殊要求</text:p>
          </table:table-cell>
          <table:table-cell table:style-name="ce89" office:value-type="string" calcext:value-type="string">
            <text:p>1年或者2年（核心城区）＋积分项目。</text:p>
          </table:table-cell>
          <table:table-cell table:style-name="ce89" office:value-type="string" calcext:value-type="string">
            <text:p>半年社保＋＋半年租房合同</text:p>
          </table:table-cell>
          <table:table-cell table:number-columns-repeated="3" table:style-name="ce89" office:value-type="string" calcext:value-type="string">
            <text:p>无连续社保要求</text:p>
          </table:table-cell>
          <table:table-cell table:number-columns-repeated="990"/>
        </table:table-row>
        <table:table-row table:style-name="ro9">
          <table:covered-table-cell table:style-name="ce4"/>
          <table:covered-table-cell table:style-name="ce21"/>
          <table:table-cell table:style-name="ce39" office:value-type="string" calcext:value-type="string">
            <text:p>工作证明／就业年限</text:p>
          </table:table-cell>
          <table:table-cell table:style-name="ce55" office:value-type="string" calcext:value-type="string">
            <text:p>劳动合同or营业执照</text:p>
          </table:table-cell>
          <table:table-cell table:number-columns-repeated="3" table:style-name="ce55" office:value-type="string" calcext:value-type="string">
            <text:p>劳动合同or营业执照，1年以上</text:p>
          </table:table-cell>
          <table:table-cell table:style-name="ce55" office:value-type="string" calcext:value-type="string">
            <text:p>未提</text:p>
          </table:table-cell>
          <table:table-cell table:style-name="ce55" office:value-type="string" calcext:value-type="string">
            <text:p>劳动合同or营业执照，1年以上（省定条件）</text:p>
          </table:table-cell>
          <table:table-cell table:style-name="ce55" office:value-type="string" calcext:value-type="string">
            <text:p>劳动合同or营业执照，1年以上</text:p>
          </table:table-cell>
          <table:table-cell table:style-name="ce55" office:value-type="string" calcext:value-type="string">
            <text:p>劳动合同or营业执照</text:p>
          </table:table-cell>
          <table:table-cell table:style-name="ce55"/>
          <table:table-cell table:style-name="ce55" office:value-type="string" calcext:value-type="string">
            <text:p>必须；满5年优先</text:p>
          </table:table-cell>
          <table:table-cell table:number-columns-repeated="2" table:style-name="ce55" office:value-type="string" calcext:value-type="string">
            <text:p>必须</text:p>
          </table:table-cell>
          <table:table-cell table:style-name="ce55"/>
          <table:table-cell table:style-name="ce55" office:value-type="string" calcext:value-type="string">
            <text:p>未提</text:p>
          </table:table-cell>
          <table:table-cell table:style-name="ce55" office:value-type="string" calcext:value-type="string">
            <text:p>必须</text:p>
          </table:table-cell>
          <table:table-cell table:style-name="ce55"/>
          <table:table-cell table:style-name="ce74" office:value-type="string" calcext:value-type="string">
            <text:p>必须</text:p>
          </table:table-cell>
          <table:table-cell table:style-name="ce74" office:value-type="string" calcext:value-type="string">
            <text:p>劳动合同or营业执照</text:p>
          </table:table-cell>
          <table:covered-table-cell table:style-name="ce74"/>
          <table:table-cell table:style-name="ce74" office:value-type="string" calcext:value-type="string">
            <text:p>劳动合同or营业执照</text:p>
          </table:table-cell>
          <table:table-cell table:style-name="ce74"/>
          <table:table-cell table:style-name="ce74" office:value-type="string" calcext:value-type="string">
            <text:p>必须；<text:span text:style-name="T42">灵活就业的街道办开灵活就业证明</text:span></text:p>
          </table:table-cell>
          <table:table-cell table:style-name="ce95" office:value-type="string" calcext:value-type="string">
            <text:p>合法工作证明（就业劳动合同、摊位租赁合同、个体工商营业执照等）</text:p>
          </table:table-cell>
          <table:table-cell table:style-name="ce95"/>
          <table:table-cell table:number-columns-repeated="2" table:style-name="ce89" office:value-type="string" calcext:value-type="string">
            <text:p>无特殊要求</text:p>
          </table:table-cell>
          <table:table-cell table:style-name="ce89" office:value-type="string" calcext:value-type="string">
            <text:p>积分项目</text:p>
          </table:table-cell>
          <table:table-cell table:style-name="ce89" office:value-type="string" calcext:value-type="string">
            <text:p>半年就业证明</text:p>
          </table:table-cell>
          <table:table-cell table:number-columns-repeated="3" table:style-name="ce89" office:value-type="string" calcext:value-type="string">
            <text:p>无特殊要求</text:p>
          </table:table-cell>
          <table:table-cell table:number-columns-repeated="990"/>
        </table:table-row>
        <table:table-row table:style-name="ro10">
          <table:covered-table-cell table:style-name="ce4"/>
          <table:covered-table-cell table:style-name="ce21"/>
          <table:table-cell table:style-name="ce39" office:value-type="string" calcext:value-type="string">
            <text:p>租住非正规住房</text:p>
          </table:table-cell>
          <table:table-cell table:number-columns-repeated="2" table:style-name="ce55" office:value-type="string" calcext:value-type="string">
            <text:p>未提</text:p>
          </table:table-cell>
          <table:table-cell table:style-name="ce55" office:value-type="string" calcext:value-type="string">
            <text:p>未提。需租房合同，并与居住证地址一致</text:p>
          </table:table-cell>
          <table:table-cell table:number-columns-repeated="4" table:style-name="ce55" office:value-type="string" calcext:value-type="string">
            <text:p>未提</text:p>
          </table:table-cell>
          <table:table-cell table:style-name="ce55" table:number-columns-repeated="2"/>
          <table:table-cell table:style-name="ce55" office:value-type="string" calcext:value-type="string">
            <text:p>未提</text:p>
          </table:table-cell>
          <table:table-cell table:style-name="ce55" office:value-type="string" calcext:value-type="string">
            <text:p>可以，但不积分</text:p>
          </table:table-cell>
          <table:table-cell table:style-name="ce55" office:value-type="string" calcext:value-type="string">
            <text:p>未提租房</text:p>
          </table:table-cell>
          <table:table-cell table:style-name="ce55"/>
          <table:table-cell table:style-name="ce55" office:value-type="string" calcext:value-type="string">
            <text:p>自建房可以</text:p>
          </table:table-cell>
          <table:table-cell table:style-name="ce55" office:value-type="string" calcext:value-type="string">
            <text:p>未提</text:p>
          </table:table-cell>
          <table:table-cell table:style-name="ce55"/>
          <table:table-cell table:style-name="ce74" office:value-type="string" calcext:value-type="string">
            <text:p>没门</text:p>
          </table:table-cell>
          <table:table-cell table:style-name="ce74" office:value-type="string" calcext:value-type="string">
            <text:p>可以</text:p>
          </table:table-cell>
          <table:covered-table-cell table:style-name="ce74"/>
          <table:table-cell table:style-name="ce74" table:number-columns-repeated="5"/>
          <table:table-cell table:style-name="ce100" table:number-columns-repeated="3"/>
          <table:table-cell table:style-name="ce89" office:value-type="string" calcext:value-type="string">
            <text:p>需要房东房产证复印件及居委会证明</text:p>
          </table:table-cell>
          <table:table-cell table:style-name="ce89" office:value-type="string" calcext:value-type="string">
            <text:p>有租赁合同即可</text:p>
          </table:table-cell>
          <table:table-cell table:number-columns-repeated="2" table:style-name="ce89" office:value-type="string" calcext:value-type="string">
            <text:p>需要租赁合同</text:p>
          </table:table-cell>
          <table:table-cell table:number-columns-repeated="990"/>
        </table:table-row>
        <table:table-row table:style-name="ro3">
          <table:covered-table-cell table:style-name="ce4"/>
          <table:covered-table-cell table:style-name="ce21"/>
          <table:table-cell table:style-name="ce39" office:value-type="string" calcext:value-type="string">
            <text:p>计生证明/社抚费收据</text:p>
          </table:table-cell>
          <table:table-cell table:number-columns-repeated="4" table:style-name="ce55" office:value-type="string" calcext:value-type="string">
            <text:p>必须</text:p>
          </table:table-cell>
          <table:table-cell table:style-name="ce55" office:value-type="string" calcext:value-type="string">
            <text:p>必须（超生的需原籍县级计生部门出）</text:p>
          </table:table-cell>
          <table:table-cell table:style-name="ce55" office:value-type="string" calcext:value-type="string">
            <text:p>必须（省定条件）</text:p>
          </table:table-cell>
          <table:table-cell table:style-name="ce55" office:value-type="string" calcext:value-type="string">
            <text:p>必须</text:p>
          </table:table-cell>
          <table:table-cell table:style-name="ce55" table:number-columns-repeated="2"/>
          <table:table-cell table:number-columns-repeated="2" table:style-name="ce55" office:value-type="string" calcext:value-type="string">
            <text:p>必须</text:p>
          </table:table-cell>
          <table:table-cell table:style-name="ce55" office:value-type="string" calcext:value-type="string">
            <text:p>未提</text:p>
          </table:table-cell>
          <table:table-cell table:style-name="ce55"/>
          <table:table-cell table:style-name="ce55" office:value-type="string" calcext:value-type="string">
            <text:p>必须</text:p>
          </table:table-cell>
          <table:table-cell table:style-name="ce55" office:value-type="string" calcext:value-type="string">
            <text:p>未提</text:p>
          </table:table-cell>
          <table:table-cell table:style-name="ce55"/>
          <table:table-cell table:number-columns-repeated="2" table:style-name="ce74" office:value-type="string" calcext:value-type="string">
            <text:p>-</text:p>
          </table:table-cell>
          <table:covered-table-cell table:style-name="ce74"/>
          <table:table-cell table:style-name="ce74" table:number-columns-repeated="5"/>
          <table:table-cell table:number-columns-repeated="4" table:style-name="ce89" office:value-type="string" calcext:value-type="string">
            <text:p>无计生相关要求</text:p>
          </table:table-cell>
          <table:table-cell table:style-name="ce89" office:value-type="string" calcext:value-type="string">
            <text:p>无特殊要求</text:p>
          </table:table-cell>
          <table:table-cell table:number-columns-repeated="2" table:style-name="ce89" office:value-type="string" calcext:value-type="string">
            <text:p>无计生方面要求</text:p>
          </table:table-cell>
          <table:table-cell table:number-columns-repeated="990"/>
        </table:table-row>
        <table:table-row table:style-name="ro10">
          <table:covered-table-cell table:style-name="ce5"/>
          <table:covered-table-cell table:style-name="ce24"/>
          <table:table-cell table:style-name="ce41" office:value-type="string" calcext:value-type="string">
            <text:p>流出证明／监护条件证明</text:p>
          </table:table-cell>
          <table:table-cell table:style-name="ce57" office:value-type="string" calcext:value-type="string">
            <text:p>必须</text:p>
          </table:table-cell>
          <table:table-cell table:style-name="ce57"/>
          <table:table-cell table:style-name="ce57" office:value-type="string" calcext:value-type="string">
            <text:p>必须</text:p>
          </table:table-cell>
          <table:table-cell table:style-name="ce57"/>
          <table:table-cell table:style-name="ce57" office:value-type="string" calcext:value-type="string">
            <text:p>未提</text:p>
          </table:table-cell>
          <table:table-cell table:style-name="ce57" office:value-type="string" calcext:value-type="string">
            <text:p>必须（省定条件）</text:p>
          </table:table-cell>
          <table:table-cell table:number-columns-repeated="2" table:style-name="ce57" office:value-type="string" calcext:value-type="string">
            <text:p>必须</text:p>
          </table:table-cell>
          <table:table-cell table:style-name="ce57" table:number-columns-repeated="2"/>
          <table:table-cell table:style-name="ce57" office:value-type="string" calcext:value-type="string">
            <text:p>需要</text:p>
          </table:table-cell>
          <table:table-cell table:style-name="ce57" table:number-columns-repeated="2"/>
          <table:table-cell table:style-name="ce57" office:value-type="string" calcext:value-type="string">
            <text:p>必须</text:p>
          </table:table-cell>
          <table:table-cell table:style-name="ce57" office:value-type="string" calcext:value-type="string">
            <text:p>未提</text:p>
          </table:table-cell>
          <table:table-cell table:style-name="ce57"/>
          <table:table-cell table:style-name="ce76" office:value-type="string" calcext:value-type="string">
            <text:p>必须</text:p>
          </table:table-cell>
          <table:table-cell table:style-name="ce76" office:value-type="string" calcext:value-type="string">
            <text:p>-</text:p>
          </table:table-cell>
          <table:covered-table-cell table:style-name="ce76"/>
          <table:table-cell table:style-name="ce87" office:value-type="string" calcext:value-type="string">
            <text:p>准予在郑就读的证明</text:p>
          </table:table-cell>
          <table:table-cell table:style-name="ce87" table:number-columns-repeated="2"/>
          <table:table-cell table:style-name="ce87" office:value-type="string" calcext:value-type="string">
            <text:p>需要</text:p>
          </table:table-cell>
          <table:table-cell table:style-name="ce87"/>
          <table:table-cell table:style-name="ce101" table:number-columns-repeated="3"/>
          <table:table-cell table:style-name="ce87" office:value-type="string" calcext:value-type="string">
            <text:p>需要</text:p>
          </table:table-cell>
          <table:table-cell table:style-name="ce101" table:number-columns-repeated="2"/>
          <table:table-cell table:style-name="ce115"/>
          <table:table-cell table:style-name="ce126" table:number-columns-repeated="246"/>
          <table:table-cell table:style-name="ce134" table:number-columns-repeated="744"/>
        </table:table-row>
        <table:table-row table:style-name="ro11">
          <table:covered-table-cell table:style-name="ce6"/>
          <table:table-cell table:style-name="ce25" office:value-type="string" calcext:value-type="string" table:number-columns-spanned="1" table:number-rows-spanned="2">
            <text:p>积分之后</text:p>
          </table:table-cell>
          <table:table-cell table:style-name="ce42" office:value-type="string" calcext:value-type="string">
            <text:p>保障公办学位？</text:p>
          </table:table-cell>
          <table:table-cell table:style-name="ce58" office:value-type="string" calcext:value-type="string">
            <text:p>未提</text:p>
          </table:table-cell>
          <table:table-cell table:style-name="ce58" office:value-type="string" calcext:value-type="string">
            <text:p>先后顺序：本学区儿童少年——外来子女——考虑在市区购买住房年限——缴满基本养老保险年限情况——考虑租赁房产的年限情况。</text:p>
          </table:table-cell>
          <table:table-cell table:style-name="ce58"/>
          <table:table-cell table:style-name="ce69" office:value-type="string" calcext:value-type="string">
            <text:p><text:span text:style-name="T1">南京市户籍学生义务教育学位派定完成后，</text:span><text:span text:style-name="T2">统筹安排随迁子女进入公办中小学</text:span></text:p>
            <text:p><text:span text:style-name="T2"/></text:p>
            <text:p><text:span text:style-name="T3">由区教育局根据学校分布、接收能力和施教区范围内入学人数统筹安排。</text:span></text:p>
          </table:table-cell>
          <table:table-cell table:style-name="ce58"/>
          <table:table-cell table:style-name="ce58" office:value-type="string" calcext:value-type="string">
            <text:p>顺序：户籍儿童——人才等——“积分入学”政策子女——该学区有房产证的。父母2年社保的优先。</text:p>
            <text:p/>
            <text:p><text:span text:style-name="T4">报名学生人数超过剩余学额时，采用电脑派位（摇号）或随机抽签的方式招生，额满为止</text:span></text:p>
          </table:table-cell>
          <table:table-cell table:style-name="ce58"/>
          <table:table-cell table:style-name="ce69" office:value-type="string" calcext:value-type="string">
            <text:p>顺序：（本市户籍和人才之后）接收学区内外来务工人员随迁子女入学。如果学位有限，先市内后市外，市内按照租房合同签订时间的的先后顺序接收；市外按照居住证办理时间的先后顺序接收。</text:p>
          </table:table-cell>
          <table:table-cell table:style-name="ce58"/>
          <table:table-cell table:style-name="ce58" office:value-type="string" calcext:value-type="string">
            <text:p>填志愿——积分排序——统筹；非“省五年”参加二次分配。</text:p>
            <text:p/>
            <text:p>“剩余的”不保障</text:p>
          </table:table-cell>
          <table:table-cell table:style-name="ce58" table:number-columns-repeated="2"/>
          <table:table-cell table:style-name="ce58" office:value-type="string" calcext:value-type="string">
            <text:p>先后顺序安排公办：本市户籍——政策性借读——创造条件给普通借读（积分）</text:p>
          </table:table-cell>
          <table:table-cell table:style-name="ce58" office:value-type="string" calcext:value-type="string">
            <text:p><text:span text:style-name="T6">公办学位不能完全满足随迁子女入学需要的县、区，</text:span><text:span text:style-name="T7">实行随迁子女凭积分制入读公办学校</text:span><text:span text:style-name="T8">(</text:span><text:span text:style-name="T9">或政府向民办学校购买的学位</text:span><text:span text:style-name="T10">)</text:span><text:span text:style-name="T11">制度</text:span></text:p>
          </table:table-cell>
          <table:table-cell table:style-name="ce69" office:value-type="string" calcext:value-type="string">
            <text:p><text:span text:style-name="T15">确实不能安排到公办学校的异地务工人员随迁子女，当地教育部门应当统筹本镇区</text:span><text:span text:style-name="T16">民办教育资源</text:span><text:span text:style-name="T17">或协调邻近镇区民办学校，妥善解决其接受义务教育问题。按省规定，切实落实免费义务教育</text:span><text:span text:style-name="T16">公用经费补助</text:span></text:p>
          </table:table-cell>
          <table:table-cell table:style-name="ce58"/>
          <table:table-cell table:style-name="ce58" office:value-type="string" calcext:value-type="string">
            <text:p>No</text:p>
          </table:table-cell>
          <table:table-cell table:style-name="ce58" table:number-columns-repeated="2"/>
          <table:table-cell table:style-name="ce88" table:number-columns-repeated="2"/>
          <table:table-cell table:style-name="ce88" office:value-type="string" calcext:value-type="string">
            <text:p>先<text:span text:style-name="T43">统筹解决持有“住房”五证随迁子女，再电脑随机派位确定部分持有“租房”五证随迁子女；电脑随机派位未成功的“租房”五证回原籍！</text:span></text:p>
          </table:table-cell>
          <table:table-cell table:style-name="ce96" office:value-type="string" calcext:value-type="string">
            <text:p><text:span text:style-name="T44">结合学校实际剩余学位情况，按“</text:span><text:span text:style-name="T45">购房优先，积分排序</text:span><text:span text:style-name="T44">”的原则安排流动人口随迁子女入学。剩余学位安排满额后，九龙坡区不再安排流动人口随迁子女入学</text:span></text:p>
          </table:table-cell>
          <table:table-cell table:style-name="ce96"/>
          <table:table-cell table:style-name="ce102" table:number-columns-repeated="3"/>
          <table:table-cell table:style-name="ce88"/>
          <table:table-cell table:style-name="ce102" table:number-columns-repeated="2"/>
          <table:table-cell table:style-name="ce116"/>
          <table:table-cell table:style-name="ce126" table:number-columns-repeated="246"/>
          <table:table-cell table:style-name="ce134" table:number-columns-repeated="744"/>
        </table:table-row>
        <table:table-row table:style-name="ro12">
          <table:covered-table-cell table:style-name="ce7"/>
          <table:covered-table-cell table:style-name="ce26"/>
          <table:table-cell table:style-name="ce43" office:value-type="string" calcext:value-type="string">
            <text:p>保障免费教育？（补贴民办学位）</text:p>
          </table:table-cell>
          <table:table-cell table:style-name="ce59"/>
          <table:table-cell table:style-name="ce68" office:value-type="string" calcext:value-type="string">
            <text:p>　　对于未能进入申请学校、符合规定的务工人员子女，由区教育局统筹安排到有空余学额的学校，学校不得拒收，直至额满为止</text:p>
          </table:table-cell>
          <table:table-cell table:style-name="ce59" table:number-columns-repeated="5"/>
          <table:table-cell table:style-name="ce70" office:value-type="string" calcext:value-type="string">
            <text:p>公办学校资源不足的，统筹安排到由区县教育局委托的民办学校</text:p>
          </table:table-cell>
          <table:table-cell table:style-name="ce59" table:number-columns-repeated="5"/>
          <table:table-cell table:style-name="ce72" office:value-type="string" calcext:value-type="string">
            <text:p><text:span text:style-name="T12">　　（五）对不符合入读公办学校条件的随迁子女，县、区教育行政部门</text:span><text:span text:style-name="T13">应指导安排在就近的民办学校就读</text:span><text:span text:style-name="T14">。</text:span></text:p>
          </table:table-cell>
          <table:table-cell table:style-name="ce59" table:number-columns-repeated="2"/>
          <table:table-cell table:style-name="ce77" office:value-type="string" calcext:value-type="string">
            <text:p>不允许开办民办（民工子弟）学校</text:p>
          </table:table-cell>
          <table:table-cell table:style-name="ce77" table:number-columns-repeated="2"/>
          <table:table-cell table:style-name="ce89" table:number-columns-repeated="2"/>
          <table:table-cell table:style-name="ce89" office:value-type="string" calcext:value-type="string">
            <text:p>（未见）</text:p>
          </table:table-cell>
          <table:table-cell table:style-name="ce89" table:number-columns-repeated="2"/>
          <table:table-cell table:style-name="ce103" table:number-columns-repeated="3"/>
          <table:table-cell table:style-name="ce110"/>
          <table:table-cell table:style-name="ce103" table:number-columns-repeated="2"/>
          <table:table-cell table:style-name="ce117"/>
          <table:table-cell table:style-name="ce127" table:number-columns-repeated="246"/>
          <table:table-cell table:style-name="ce135" table:number-columns-repeated="744"/>
        </table:table-row>
        <table:table-row table:style-name="ro13">
          <table:table-cell table:style-name="ce8" office:value-type="string" calcext:value-type="string" table:number-columns-spanned="1" table:number-rows-spanned="5">
            <text:p>中考</text:p>
          </table:table-cell>
          <table:table-cell table:style-name="ce27" office:value-type="string" calcext:value-type="string">
            <text:p>不能上</text:p>
          </table:table-cell>
          <table:table-cell table:style-name="ce44"/>
          <table:table-cell table:style-name="ce60" table:number-columns-repeated="16"/>
          <table:table-cell table:style-name="ce78" office:value-type="string" calcext:value-type="string" table:number-columns-spanned="1" table:number-rows-spanned="5">
            <text:p>只允许几种特定身份父母的子女 !!</text:p>
            <text:p/>
            <text:p>没有本市正式户籍的学生可以报名在京参加借考.</text:p>
            <text:p><text:span text:style-name="T21">参加中等职业学校的考试和录取：</text:span></text:p>
            <text:p><text:span text:style-name="T22">（</text:span><text:span text:style-name="T23">1</text:span><text:span text:style-name="T24">）进城务工人员持有在有效期内的北京市暂住证或工作居住证；</text:span></text:p>
            <text:p><text:span text:style-name="T22">（</text:span><text:span text:style-name="T23">2</text:span><text:span text:style-name="T24">）进城务工人员在京有合法稳定的住所；</text:span></text:p>
            <text:p><text:span text:style-name="T22">（</text:span><text:span text:style-name="T23">3</text:span><text:span text:style-name="T24">）进城务工人员在京有合法稳定职业已满三年；</text:span></text:p>
            <text:p><text:span text:style-name="T25">（</text:span><text:span text:style-name="T26">4</text:span><text:span text:style-name="T27">）进城务工人员在京连续缴纳社会保险中的基本医疗保险或基本养老保险已满三年</text:span><text:span text:style-name="T28">(</text:span><text:span text:style-name="T27">不含补缴</text:span><text:span text:style-name="T28">)</text:span><text:span text:style-name="T27">；</text:span></text:p>
            <text:p><text:span text:style-name="T22">（</text:span><text:span text:style-name="T23">5</text:span><text:span text:style-name="T24">）随迁子女具有本市学籍且已在京连续就读初中三年学习年限。</text:span></text:p>
          </table:table-cell>
          <table:table-cell table:style-name="ce83" office:value-type="string" calcext:value-type="string" table:number-columns-spanned="1" table:number-rows-spanned="4">
            <text:p>向就读学校提出申请，在就读的初中学校所在地报考。如需在成都市升学，可以填报公办普通高中（限调节性计划）、民办普通高中、中职学校</text:p>
          </table:table-cell>
          <table:table-cell table:style-name="ce83"/>
          <table:table-cell table:style-name="ce90" office:value-type="string" calcext:value-type="string">
            <text:p>父母一方有合法职业和稳定住所; <text:span text:style-name="T30">连续就读</text:span><text:span text:style-name="T31">3</text:span><text:span text:style-name="T32">年</text:span></text:p>
          </table:table-cell>
          <table:table-cell table:style-name="ce93" office:value-type="string" calcext:value-type="string">
            <text:p>没有发现关于户籍的具体规定</text:p>
          </table:table-cell>
          <table:table-cell table:style-name="ce93" office:value-type="string" calcext:value-type="string">
            <text:p>（未见）</text:p>
          </table:table-cell>
          <table:table-cell table:style-name="ce93" table:number-columns-repeated="2"/>
          <table:table-cell table:style-name="ce104" table:number-columns-repeated="6"/>
          <table:table-cell table:style-name="ce118"/>
          <table:table-cell table:style-name="ce125" table:number-columns-repeated="246"/>
          <table:table-cell table:style-name="ce133" table:number-columns-repeated="744"/>
        </table:table-row>
        <table:table-row table:style-name="ro14">
          <table:covered-table-cell table:style-name="ce9"/>
          <table:table-cell table:style-name="ce28" office:value-type="string" calcext:value-type="string">
            <text:p>上职高／非联考普招</text:p>
          </table:table-cell>
          <table:table-cell table:style-name="ce45"/>
          <table:table-cell table:style-name="ce61" table:number-columns-repeated="10"/>
          <table:table-cell table:style-name="ce61" office:value-type="string" calcext:value-type="string">
            <text:p>符合3+3+3的，<text:span text:style-name="T5">我市当年高中阶段学校招生计划所列户籍类型，报考相应的公办普高、民办普高和中职学校；</text:span></text:p>
            <text:p><text:span text:style-name="T5">不合3+3+3的，中职自主招生；或中考（民办普高自找）</text:span></text:p>
          </table:table-cell>
          <table:table-cell table:style-name="ce61" table:number-columns-repeated="5"/>
          <table:covered-table-cell table:number-columns-repeated="2" table:style-name="ce79"/>
          <table:table-cell table:style-name="ce79"/>
          <table:table-cell table:style-name="ce91" table:number-columns-repeated="3"/>
          <table:table-cell table:style-name="ce91" office:value-type="string" calcext:value-type="string">
            <text:p>没门；只能上非联招的</text:p>
          </table:table-cell>
          <table:table-cell table:style-name="ce91"/>
          <table:table-cell table:style-name="ce105" table:number-columns-repeated="6"/>
          <table:table-cell table:style-name="ce119"/>
          <table:table-cell table:style-name="ce126" table:number-columns-repeated="246"/>
          <table:table-cell table:style-name="ce134" table:number-columns-repeated="744"/>
        </table:table-row>
        <table:table-row table:style-name="ro3">
          <table:covered-table-cell table:style-name="ce9"/>
          <table:table-cell table:style-name="ce28" office:value-type="string" calcext:value-type="string">
            <text:p>名额限制</text:p>
          </table:table-cell>
          <table:table-cell table:style-name="ce45"/>
          <table:table-cell table:style-name="ce61" table:number-columns-repeated="16"/>
          <table:covered-table-cell table:number-columns-repeated="2" table:style-name="ce79"/>
          <table:table-cell table:style-name="ce79" table:number-columns-repeated="6"/>
          <table:table-cell table:style-name="ce91" office:value-type="string" calcext:value-type="string">
            <text:p>无名额限制</text:p>
          </table:table-cell>
          <table:table-cell table:style-name="ce91" office:value-type="string" calcext:value-type="string">
            <text:p>无特殊要求</text:p>
          </table:table-cell>
          <table:table-cell table:style-name="ce105" table:number-columns-repeated="2"/>
          <table:table-cell table:style-name="ce91" office:value-type="string" calcext:value-type="string">
            <text:p>无名额限制</text:p>
          </table:table-cell>
          <table:table-cell table:style-name="ce105"/>
          <table:table-cell table:style-name="ce119"/>
          <table:table-cell table:style-name="ce126" table:number-columns-repeated="246"/>
          <table:table-cell table:style-name="ce134" table:number-columns-repeated="744"/>
        </table:table-row>
        <table:table-row table:style-name="ro15">
          <table:covered-table-cell table:style-name="ce9"/>
          <table:table-cell table:style-name="ce28" office:value-type="string" calcext:value-type="string">
            <text:p>居住证／社保／就业年限</text:p>
          </table:table-cell>
          <table:table-cell table:style-name="ce45"/>
          <table:table-cell table:style-name="ce61" table:number-columns-repeated="9"/>
          <table:table-cell table:style-name="ce71" office:value-type="string" calcext:value-type="string">
            <text:p>父亲或母亲在我市具有合法稳定职业、合法稳定住所连续三年以上（含三年，以下同）并持有《广东省居住证》，按国家规定在我市参加社会保险累计三年以上的来穗人员，其随迁子女在我市具有初中阶段三年完整学籍</text:p>
          </table:table-cell>
          <table:table-cell table:style-name="ce61" office:value-type="string" calcext:value-type="string">
            <text:p>3+3+3</text:p>
          </table:table-cell>
          <table:table-cell table:style-name="ce61" table:number-columns-repeated="5"/>
          <table:covered-table-cell table:number-columns-repeated="2" table:style-name="ce79"/>
          <table:table-cell table:style-name="ce79"/>
          <table:table-cell table:style-name="ce92" office:value-type="string" calcext:value-type="string">
            <text:p><text:span text:style-name="T33">缴纳社会保险</text:span><text:span text:style-name="T34">1</text:span><text:span text:style-name="T35">年以上</text:span></text:p>
          </table:table-cell>
          <table:table-cell table:style-name="ce92" table:number-columns-repeated="4"/>
          <table:table-cell table:style-name="ce91" office:value-type="string" calcext:value-type="string">
            <text:p>3年连续就读＋3年就业</text:p>
          </table:table-cell>
          <table:table-cell table:style-name="ce105"/>
          <table:table-cell table:style-name="ce91" office:value-type="string" calcext:value-type="string">
            <text:p>3年连续就读＋3年就业，不满足上述条件不能报指定的几所高中</text:p>
          </table:table-cell>
          <table:table-cell table:style-name="ce91" office:value-type="string" calcext:value-type="string">
            <text:p>居住证1年＋社保1年</text:p>
          </table:table-cell>
          <table:table-cell table:style-name="ce105"/>
          <table:table-cell table:style-name="ce91" office:value-type="string" calcext:value-type="string" table:number-columns-spanned="2" table:number-rows-spanned="1">
            <text:p>初中学籍＋连续就读1年＋父母社保或纳税1年</text:p>
          </table:table-cell>
          <table:covered-table-cell table:style-name="ce119"/>
          <table:table-cell table:style-name="ce126" table:number-columns-repeated="246"/>
          <table:table-cell table:style-name="ce134" table:number-columns-repeated="744"/>
        </table:table-row>
        <table:table-row table:style-name="ro16">
          <table:covered-table-cell table:style-name="ce10"/>
          <table:table-cell table:style-name="ce29" office:value-type="string" calcext:value-type="string">
            <text:p>平等招录</text:p>
          </table:table-cell>
          <table:table-cell table:style-name="ce46"/>
          <table:table-cell table:style-name="ce62" table:number-columns-repeated="10"/>
          <table:table-cell table:style-name="ce62" office:value-type="string" calcext:value-type="string">
            <text:p>No</text:p>
          </table:table-cell>
          <table:table-cell table:style-name="ce62" table:number-columns-repeated="5"/>
          <table:covered-table-cell table:style-name="ce80"/>
          <table:table-cell table:style-name="ce80" table:number-columns-repeated="2"/>
          <table:table-cell table:style-name="ce80" office:value-type="string" calcext:value-type="string">
            <text:p>Yes</text:p>
          </table:table-cell>
          <table:table-cell table:style-name="ce80" table:number-columns-repeated="4"/>
          <table:table-cell table:style-name="ce106" office:value-type="string" calcext:value-type="string" table:number-columns-spanned="3" table:number-rows-spanned="1">
            <text:p>在当地读初中可以参加中考，就读当地高中。</text:p>
          </table:table-cell>
          <table:covered-table-cell table:number-columns-repeated="2" table:style-name="ce109"/>
          <table:table-cell table:style-name="ce106" office:value-type="string" calcext:value-type="string">
            <text:p>平等招录</text:p>
          </table:table-cell>
          <table:table-cell table:style-name="ce109"/>
          <table:table-cell table:style-name="ce106" office:value-type="string" calcext:value-type="string" table:number-columns-spanned="2" table:number-rows-spanned="1">
            <text:p>平等招录</text:p>
          </table:table-cell>
          <table:covered-table-cell table:style-name="ce120"/>
          <table:table-cell table:style-name="ce127" table:number-columns-repeated="246"/>
          <table:table-cell table:style-name="ce135" table:number-columns-repeated="744"/>
        </table:table-row>
        <table:table-row table:style-name="ro17">
          <table:table-cell table:style-name="ce11" office:value-type="string" calcext:value-type="string" table:number-columns-spanned="1" table:number-rows-spanned="3">
            <text:p>随迁子女 异地高考</text:p>
          </table:table-cell>
          <table:table-cell table:style-name="ce30" office:value-type="string" calcext:value-type="string">
            <text:p><text:s/>能＋单独招录</text:p>
          </table:table-cell>
          <table:table-cell table:style-name="ce47"/>
          <table:table-cell table:style-name="ce63" table:number-columns-repeated="16"/>
          <table:table-cell table:style-name="ce81" office:value-type="string" calcext:value-type="string">
            <text:p>进城务工人员随迁子女只能参加高等职业学校招生考试</text:p>
          </table:table-cell>
          <table:table-cell table:style-name="ce81" office:value-type="string" calcext:value-type="string">
            <text:p>未提</text:p>
          </table:table-cell>
          <table:table-cell table:style-name="ce81" table:number-columns-repeated="6"/>
          <table:table-cell table:style-name="ce107" table:number-columns-repeated="5"/>
          <table:table-cell table:style-name="ce112" office:value-type="string" calcext:value-type="string" table:number-columns-spanned="2" table:number-rows-spanned="2">
            <text:p><text:span text:style-name="T66">被区内高中录取＋学籍且连续就读满3年＋家长在我区有合法稳定住所(含租赁)且连续居住、有合法职业且纳税(或按国家规定参加社会保险)均满3年。</text:span></text:p>
          </table:table-cell>
          <table:covered-table-cell table:style-name="ce121"/>
          <table:table-cell table:style-name="ce128" table:number-columns-repeated="246"/>
          <table:table-cell table:style-name="ce136" table:number-columns-repeated="744"/>
        </table:table-row>
        <table:table-row table:style-name="ro18">
          <table:covered-table-cell table:style-name="ce12"/>
          <table:table-cell table:style-name="ce31" office:value-type="string" calcext:value-type="string">
            <text:p>能＋平等招录</text:p>
          </table:table-cell>
          <table:table-cell table:style-name="ce48"/>
          <table:table-cell table:style-name="ce64" table:number-columns-repeated="9"/>
          <table:table-cell table:style-name="ce64" office:value-type="string" calcext:value-type="string">
            <text:p>父或母3年居住证+3年社保。平等招录</text:p>
          </table:table-cell>
          <table:table-cell table:style-name="ce64" office:value-type="string" calcext:value-type="string">
            <text:p>同GD</text:p>
          </table:table-cell>
          <table:table-cell table:style-name="ce64" table:number-columns-repeated="5"/>
          <table:table-cell table:style-name="ce66" table:number-columns-repeated="3"/>
          <table:table-cell table:style-name="ce66" office:value-type="string" calcext:value-type="string">
            <text:p>Yes. <text:span text:style-name="T36">须具有流入地正式学籍; </text:span><text:span text:style-name="T37">父母一方有合法职业和稳定住所（含租赁</text:span></text:p>
          </table:table-cell>
          <table:table-cell table:style-name="ce66" office:value-type="string" calcext:value-type="string">
            <text:p><text:span text:style-name="T38">1.</text:span><text:span text:style-name="T39">考生为积分达到标准分值的《上海市居住证》持证人的同住子女，且在本市参加中考或父母一方连续持有《上海市居住证》</text:span><text:span text:style-name="T40">3</text:span><text:span text:style-name="T39">年，同时须本市高中阶段学校毕业。</text:span></text:p>
            <text:p><text:span text:style-name="T41">&gt;=2 其他特定身份父母的子女</text:span></text:p>
          </table:table-cell>
          <table:table-cell table:style-name="ce94" office:value-type="string" calcext:value-type="string">
            <text:p>居住证持有人通过积分取得天津市户籍的，随迁子女可参加天津市普通高考。</text:p>
          </table:table-cell>
          <table:table-cell table:style-name="ce94" office:value-type="string" calcext:value-type="string">
            <text:p><text:span text:style-name="T46">非重庆户籍的外来务工人员随迁子女，须具备在重庆高中阶段</text:span><text:span text:style-name="T47">三年连续完整的学籍</text:span><text:span text:style-name="T48">并就读，其父或母至少一方须具有</text:span><text:span text:style-name="T47">在渝三年及以上的合法稳定工作经历</text:span><text:span text:style-name="T48">（</text:span><text:span text:style-name="T49">2019</text:span><text:span text:style-name="T50">年开始，须提供在渝连续</text:span><text:span text:style-name="T51">三年缴纳社会保险</text:span><text:span text:style-name="T52">中的基本养老保险或基本医疗保险的证明），外来务工人员及随迁子女还须具有公安机关颁发的</text:span><text:span text:style-name="T51">三年有效期内的居住证</text:span><text:span text:style-name="T52">；</text:span></text:p>
          </table:table-cell>
          <table:table-cell table:style-name="ce94"/>
          <table:table-cell table:number-columns-repeated="3" table:style-name="ce89" office:value-type="string" calcext:value-type="string">
            <text:p>3年学籍＋连续就读</text:p>
          </table:table-cell>
          <table:table-cell table:style-name="ce89" office:value-type="string" calcext:value-type="string">
            <text:p>3年居住证＋3年社保＋3年学籍</text:p>
          </table:table-cell>
          <table:table-cell table:style-name="ce89" office:value-type="string" calcext:value-type="string">
            <text:p><text:s/>户籍地：两年以上户籍＋连续实质性就读3年；非新疆户籍：6年连续就读＋6年连续居住＋三年社保</text:p>
          </table:table-cell>
          <table:covered-table-cell table:style-name="ce100"/>
          <table:covered-table-cell table:style-name="ce114"/>
          <table:table-cell table:number-columns-repeated="990"/>
        </table:table-row>
        <table:table-row table:style-name="ro3">
          <table:covered-table-cell table:style-name="ce13"/>
          <table:table-cell table:style-name="ce32" office:value-type="string" calcext:value-type="string">
            <text:p>能＋借考</text:p>
          </table:table-cell>
          <table:table-cell table:style-name="ce49"/>
          <table:table-cell table:style-name="ce65" table:number-columns-repeated="16"/>
          <table:table-cell table:style-name="ce82" table:number-columns-repeated="8"/>
          <table:table-cell table:style-name="ce108" table:number-columns-repeated="6"/>
          <table:table-cell table:style-name="ce122"/>
          <table:table-cell table:style-name="ce129" table:number-columns-repeated="246"/>
          <table:table-cell table:style-name="ce137" table:number-columns-repeated="744"/>
        </table:table-row>
        <table:table-row table:style-name="ro19">
          <table:table-cell table:style-name="ce14"/>
          <table:table-cell table:style-name="ce33"/>
          <table:table-cell table:style-name="ce50"/>
          <table:table-cell table:style-name="ce66" table:number-columns-repeated="9"/>
          <table:table-cell table:style-name="ce50" table:number-columns-repeated="21"/>
          <table:table-cell table:style-name="ce123"/>
          <table:table-cell table:style-name="ce130" table:number-columns-repeated="246"/>
          <table:table-cell table:style-name="ce138" table:number-columns-repeated="744"/>
        </table:table-row>
        <table:table-row table:style-name="ro20">
          <table:table-cell table:style-name="ce15" office:value-type="string" calcext:value-type="string">
            <text:p>相关法律法规</text:p>
          </table:table-cell>
          <table:table-cell table:style-name="ce34"/>
          <table:table-cell table:style-name="ce51"/>
          <table:table-cell table:style-name="ce66" table:number-columns-repeated="24"/>
          <table:table-cell table:style-name="ce89" office:value-type="string" calcext:value-type="string" table:number-columns-spanned="3" table:number-rows-spanned="1">
            <text:p><text:span text:style-name="T53">教育方面的规定：</text:span><text:span text:style-name="T54">福建省实施《居住证暂行条例》办法</text:span></text:p>
            <text:p><text:span text:style-name="T55">　　（一）教育服务。适龄儿童就读居住地义务教育阶段学校，凭父母（其他法定监护人）居住证，由居住地县级人民政府及其有关部门统筹安排就读。在居住地就读的初中毕业生，可以按照规定在当地参加高中阶段学校招生考试录取。具有我省高中阶段学籍并有3年完整学习经历的毕业生，可以就地报名参加普通高考，与当地考生享有同等的录取政策。符合条件的家庭经济困难学生可以享受国家资助政策；                                                                               </text:span><text:span text:style-name="T56">《福建省教育厅关于进一步做好进城务工人员随迁子女入学服务工作的通知》</text:span><text:span text:style-name="T57">：2、若登记报名学生数少于本校招生计划或学位余额，由学校全部接收；若登记报名学生数超过本校招生计划或学位余额，由主管教育局通过电脑派位方式确定各所学校的接收对象，并张榜公示，避免出现家长排队等待录取的现象。剩余未被录取的学生，由主管教育局统筹安排在其他公办学校就读。                                              4.各地和学校不得对申请入学的进城务工人员随迁子女收取或变相收取借读费，不得进行摸底考试，更不得将摸底考试成绩与入学与否挂钩。</text:span></text:p>
          </table:table-cell>
          <table:covered-table-cell table:number-columns-repeated="2" table:style-name="ce100"/>
          <table:table-cell table:style-name="ce89" office:value-type="string" calcext:value-type="string">
            <text:p><text:span text:style-name="T60">教育方面的概括规定</text:span><text:span text:style-name="T61">：</text:span><text:span text:style-name="T62">西安市人民政府关于进一步做好为农民工服务工作的实施意见（市政发〔2016〕21号）</text:span></text:p>
            <text:p><text:span text:style-name="T63">(六)保障农民工随迁子女平等接受教育的权利。</text:span></text:p>
            <text:p/>
            <text:p><text:span text:style-name="T63">　　大力推进义务教育均衡发展，将符合条件的农民工随迁子女教育纳入教育发展规划，在规划学校布局、核定公办学校教师编制、加大公办学校教育经费投入等方面统筹规划，保障农民工随迁子女平等接受义务教育。着力满足农民工随迁子女接受普惠性学前教育的需求，对在公益性民办学校、普惠性民办幼儿园接受义务教育、学前教育的，采取政府购买服务等方式落实支持经费。在输入地初中、高中阶段有完整学习经历的非户籍考生，符合随迁子女参加中考、高考报名条件的，可就地报名考试，同等录取。(牵头单位：市教育局，配合单位：市公安局、市发改委、市财政局等相关部门)</text:span></text:p>
          </table:table-cell>
          <table:table-cell table:style-name="ce89" office:value-type="string" calcext:value-type="string">
            <text:p><text:span text:style-name="T69">义务教育方面的规定：</text:span><text:span text:style-name="T70">新疆乌鲁木齐流动人口随迁子女义务教育实施意见 </text:span></text:p>
            <text:p><text:span text:style-name="T71">乌教发〔2014〕64号五、：流动人口随迁子女接受义务教育的入学程序</text:span></text:p>
            <text:p><text:span text:style-name="T58">(一)家长申请。流动人口随迁子女要求到本市义务教育阶段公办学校就读;需按规定持父母及子女本人的户籍证明、父母双方的居民身份证、父母双方的有效居住证、房屋居住租赁合同、法定监护人与用工单位签订的劳动合同或工商部门核发的营业执照向暂住地街道办事处提出申请。</text:span></text:p>
            <text:p><text:span text:style-name="T58">(二)开具就读登记证明。街道办事处每年6月份对符合就读条件的流动人口随迁子女开具就读登记证明。</text:span></text:p>
            <text:p><text:span text:style-name="T58">(三)联系就读学校。流动人口应持就读登记等有关证明，非小学一年级学生还应出具原就读学校开具的学习证明或转学证，到暂住地所在区指定的国办中小学校或经批准的民办学校联系就读。由各区(县)教育行政部门负责协调。</text:span></text:p>
            <text:p><text:span text:style-name="T58">六、在我市中小学就读的流动人口随迁子女，同其他学生享有同等权利。学校对入学就读的流动人口随迁子女要建立学籍档案，纳入学生正式学籍档案管理享受参与各种活动和评优评先，完成学业后，发给义务教育证书。</text:span></text:p>
          </table:table-cell>
          <table:table-cell table:style-name="ce89" office:value-type="string" calcext:value-type="string" table:number-columns-spanned="2" table:number-rows-spanned="1">
            <text:p><text:span text:style-name="T75">义务教育方面规定：</text:span><text:span text:style-name="T76">《内蒙古自治区人民政府办公厅关于全面做好居住证制度实施工作的意见》内政办发〔2016〕60号 </text:span><text:span text:style-name="T77">   2016年5月19日教育部门负责将居住证持有人子女义务教育纳入本地区教育事业发展规划，保障居住证持有人子女享有与常住户口居民子女平等接受义务教育的权利等工作。      </text:span><text:span text:style-name="T78">随迁子女高考规定：</text:span><text:span text:style-name="T79">内蒙古2016年高考报名，区外务工人员随迁子女考生：除符合25号文件规定的2013年参加中考条件外，截止到2016年9月1日，还须符合以下3个条件：一是2013年被区内高中录取;二是本人具有我区高中阶段学校(含中等职业学校)学籍且连续就读满3年;三是家长在我区有合法稳定住所(含租赁)且连续居住、有合法职业且纳税(或按国家规定参加社会保险)均满3年。                                                 </text:span><text:span text:style-name="T80">异地中考：</text:span><text:span text:style-name="T81">《</text:span><text:span text:style-name="T82">关于区外务工人员随迁子女在我区参加中考和高考工作的意见》</text:span><text:span text:style-name="T83">从2013年起，截至当年9月1日，区外务工人员随迁子女同时符合以下两个条件，可以在内蒙古参加当年中考。本人具有内蒙古初中阶段学校学籍，且连续就读满1年;家长在内蒙古有合法稳定住所(含租赁)且连续居住、合法职业且纳税(或按国家规定参加社会保险)均满1年。</text:span></text:p>
          </table:table-cell>
          <table:covered-table-cell table:style-name="ce114"/>
          <table:table-cell table:number-columns-repeated="990"/>
        </table:table-row>
        <table:table-row table:style-name="ro21">
          <table:table-cell table:style-name="ce16"/>
          <table:table-cell table:style-name="ce34"/>
          <table:table-cell table:style-name="ce51"/>
          <table:table-cell table:style-name="ce66" table:number-columns-repeated="24"/>
          <table:table-cell table:style-name="ce89" office:value-type="string" calcext:value-type="string">
            <text:p>    《福州市2015中考报名规定》       一、随迁子女中考报名条件</text:p>
            <text:p>　　1.考生父母一方须持有效期内《临时居住证》；或者考生父母一方为灵活就业人员，从首次登记日起至2015年5月31日须连续2年在街道社区事务受理中心办妥灵活就业登记（2016年及以后须连续3年办妥灵活就业登记），且持有《临时居住证》从首次发证日起至2015年5月31日的有效期满1年（2016年要求满2年，2017年起要求满3年）。</text:p>
            <text:p>　　2.考生在本市全日制初中学校连续就读2年（2016年及以后要求连续3年）的应届初三学生。随迁子女往届初中毕业生不能参加报名。</text:p>
            <text:p>　　3.考生本人持有公安部门颁发的有效身份证或户口簿原件及《临时居住证》</text:p>
          </table:table-cell>
          <table:table-cell table:style-name="ce100"/>
          <table:table-cell table:style-name="ce89" office:value-type="string" calcext:value-type="string">
            <text:p><text:span text:style-name="T58">《厦门市进城务工人员随迁子女小学积分入学办法指导意见》随迁子女父亲（母亲）在厦门务工、连续暂住和最近参加我市社会保险的年限达1年（含1年）以上，其中，申请在思明区、湖里区参加积分入学的随迁子女的父亲（母亲）在厦门务工、连续暂住和最近参加社会保险的年限要满2年。</text:span></text:p>
            <text:p/>
            <text:p><text:span text:style-name="T59">　　四、积分计算办法</text:span></text:p>
            <text:p><text:span text:style-name="T59">　　入学积分按照基本分30分、实际工作生活积分70分和附加分10分三部分计算积分。</text:span></text:p>
            <text:p><text:span text:style-name="T59">　　（一）符合参加积分入学基本条件的，得30分的基本分。</text:span></text:p>
            <text:p><text:span text:style-name="T59">　　（二）实际工作生活积分，总分70分，具体计算办法如下：</text:span></text:p>
            <text:p><text:span text:style-name="T59">　　1. 随迁子女父亲（母亲）在厦门暂住且务工超过积分入学基本条件规定的年限的，每多一年得2分，本项总分不超过12分；</text:span></text:p>
            <text:p><text:span text:style-name="T59">　　2. 随迁子女父亲（母亲）参加我市社会保险超过积分入学基本条件规定的年限的，每多一年得4分，本项总分不超过24分；</text:span></text:p>
            <text:p><text:span text:style-name="T59">　　3. 随迁子女父亲（母亲）在申请就学的行政区购置商品住房且其父（母）所占房屋产权的比例超过50%（不含50%）的，得20分；</text:span></text:p>
            <text:p><text:span text:style-name="T59">　　4. 随迁子女父亲（母亲）暂住地与务工地均在同一行政区，并在该区申请参加积分入学的，得9分。</text:span></text:p>
            <text:p><text:span text:style-name="T59">　　5.符合计划生育政策的，得5分（违反计划生育政策已接受处理的不得分）</text:span></text:p>
          </table:table-cell>
          <table:table-cell table:style-name="ce89" office:value-type="string" calcext:value-type="string">
            <text:p><text:span text:style-name="T64">中考规定：</text:span><text:span text:style-name="T65">（一）初中毕业升学考试阶段。</text:span></text:p>
            <text:p><text:span text:style-name="T66">      从2014年起，随迁子女的父亲或母亲持陕西省居住证1年以上，按照国家规定在陕缴纳职工基本养老保险1年以上（含1年），随迁子女本人持有陕西省初中学校颁发的毕业证书，可在符合我省初中毕业学业考试报名其他条件的情况下，在其毕业初中所在县（区）报名参加初中毕业学业考试。根据考试成绩，考生可选择升入普通高中、高职5年制大专、中专或职业高中。</text:span></text:p>
          </table:table-cell>
          <table:table-cell table:style-name="ce89" office:value-type="string" calcext:value-type="string">
            <text:p>高考规定：教育部门负责将居住证持有人子女义务教育纳入本地区教育事业发展规划，保障居住证持有人子女享有与常住户口居民子女平等接受义务教育的权利等工作。　《来疆务工人员随迁子女在新疆参加普通高考方案实施细则（试行）》（下称《细则》）规定，自2014年起，来疆务工人员随迁子女可分为有新疆户籍和无新疆户籍两种情况进行资格审核，即满足下列条件之一就可申请在新疆参加普通高考报名。 </text:p>
            <text:p/>
            <text:p>　　条件一：来疆务工人员本人及其随迁子女在疆有常住户口，且户口迁入新疆的时间不少于两年（按距离当年高考的时间计算），普通高中阶段在疆连续实质性就读3年（高一、高二、高三），有在疆就读3年的学籍档案和普通高中学业水平考试成绩，允许其高考报名，可报考区内外所有本专科院校。 </text:p>
            <text:p/>
            <text:p>　　条件二：</text:p>
            <text:p>　　自2017年起，非新疆户籍来疆务工人员随迁子女，初中及普通高中阶段在疆连续实质性就读六年（初一、初二、初三、高一、高二、高三）并有六年完整学籍，有新疆初中毕业证书、中考成绩，有三次及以上参加新疆普通高中学业水平考试的经历，父母在疆有六年及以上合法稳定职业、居住证，有在疆三年及以上社保缴费记录或纳税证明，允许其高考报名，可报考区内外本专科院校。</text:p>
          </table:table-cell>
          <table:table-cell table:style-name="ce100"/>
          <table:table-cell table:style-name="ce114"/>
          <table:table-cell table:number-columns-repeated="990"/>
        </table:table-row>
        <table:table-row table:style-name="ro22">
          <table:table-cell table:style-name="ce16"/>
          <table:table-cell table:style-name="ce34"/>
          <table:table-cell table:style-name="ce51"/>
          <table:table-cell table:style-name="ce66" table:number-columns-repeated="24"/>
          <table:table-cell table:style-name="ce100" table:number-columns-repeated="3"/>
          <table:table-cell table:style-name="ce89" office:value-type="string" calcext:value-type="string">
            <text:p><text:span text:style-name="T67">高考规定</text:span><text:span text:style-name="T68">：从2016年起，随迁子女的父亲或母亲持陕西省居住证3年以上，按照国家规定在陕缴纳职工基本养老保险3年以上（含3年），随迁子女本人高中阶段在陕连续学籍满3年，参加陕西省普通高中学业水平考试，持有陕西省高中阶段学校颁发的毕业证书，可在符合我省普通高校招生考试报名其他条件的情况下，在其高中毕业学校所在县（区）报名参加普通高校招生考试及录取。</text:span></text:p>
            <text:p><text:span text:style-name="T66">      2016年之前，继续执行考生本人高级中等教育阶段连续学籍及户籍均在陕满3年的规定。</text:span></text:p>
          </table:table-cell>
          <table:table-cell table:style-name="ce111" office:value-type="string" calcext:value-type="string">
            <text:p><text:span text:style-name="T72">小升初规定</text:span><text:span text:style-name="T73">：</text:span><text:span text:style-name="T74">根据《中华人民共和国义务教育法》解决外来务工就业人员随迁子女入学以“流入地政府为主，国办学校为主”的原则。各区（县）教育局依照国家、自治区、乌鲁木齐市有关解决外来务工就业人员随迁子女入学相关规定，本着相对就近的原则，在辖区内指定学校安排外来务工就业人员随迁子女就读，切实做好外来务工就业人员随迁子女入学工作。</text:span></text:p>
          </table:table-cell>
          <table:table-cell table:style-name="ce100"/>
          <table:table-cell table:style-name="ce114"/>
          <table:table-cell table:number-columns-repeated="990"/>
        </table:table-row>
        <table:table-row table:style-name="ro23" table:number-rows-repeated="3">
          <table:table-cell table:style-name="ce16"/>
          <table:table-cell table:style-name="ce34"/>
          <table:table-cell table:style-name="ce51"/>
          <table:table-cell table:style-name="ce66" table:number-columns-repeated="24"/>
          <table:table-cell table:style-name="ce100" table:number-columns-repeated="6"/>
          <table:table-cell table:style-name="ce114"/>
          <table:table-cell table:number-columns-repeated="990"/>
        </table:table-row>
        <table:table-row table:style-name="ro23">
          <table:table-cell table:style-name="ce17"/>
          <table:table-cell table:style-name="ce35"/>
          <table:table-cell table:style-name="ce51"/>
          <table:table-cell table:style-name="ce66" table:number-columns-repeated="24"/>
          <table:table-cell table:style-name="ce100" table:number-columns-repeated="7"/>
          <table:table-cell table:number-columns-repeated="990"/>
        </table:table-row>
        <table:table-row table:style-name="ro24" table:number-rows-repeated="1048543">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Helvetica" svg:font-family="Helvetica"/>
    <style:font-face style:name="宋体" svg:font-family="宋体"/>
    <style:font-face style:name="文泉驛微米黑" svg:font-family="文泉驛微米黑"/>
    <style:font-face style:name="AR PL UKai CN" svg:font-family="'AR PL UKai CN'" style:font-family-generic="swiss"/>
    <style:font-face style:name="Noto Sans CJK SC Regular" svg:font-family="'Noto Sans CJK SC Regular'" style:font-family-generic="swiss"/>
    <style:font-face style:name="Liberation Sans" svg:font-family="'Liberation Sans'" style:font-family-generic="swiss" style:font-pitch="variable"/>
    <style:font-face style:name="AR PL UKai CN1" svg:font-family="'AR PL UKai CN'" style:font-family-generic="system" style:font-pitch="variable"/>
    <style:font-face style:name="DejaVu Sans" svg:font-family="'DejaVu Sans'" style:font-family-generic="system" style:font-pitch="variable"/>
    <style:font-face style:name="Noto Sans CJK SC Regular1" svg:font-family="'Noto Sans CJK SC Regular'" style:font-family-generic="system" style:font-pitch="variable"/>
    <style:font-face style:name="文泉驛正黑" svg:font-family="文泉驛正黑" style:font-family-generic="system" style:font-pitch="variable"/>
  </office:font-face-decls>
  <office:styles>
    <style:default-style style:family="table-cell">
      <style:paragraph-properties style:tab-stop-distance="0.4921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zh" number:country="CN">￥</number:currency-symbol>
      <number:number number:decimal-places="2" number:min-integer-digits="1" number:grouping="true"/>
    </number:currency-style>
    <number:currency-style style:name="N121">
      <style:text-properties fo:color="#ff0000"/>
      <number:text>-</number:text>
      <number:currency-symbol number:language="zh" number:country="CN">￥</number:currency-symbol>
      <number:number number:decimal-places="2" number:min-integer-digits="1" number:grouping="true"/>
      <style:map style:condition="value()&gt;=0" style:apply-style-name="N121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number-style style:name="N10116P0" style:volatile="true" number:language="zh" number:country="CN">
      <number:text>￥</number:text>
      <number:number number:decimal-places="0" number:min-integer-digits="1" number:grouping="true"/>
    </number:number-style>
    <number:number-style style:name="N10116" number:language="zh" number:country="CN">
      <number:text>￥-</number:text>
      <number:number number:decimal-places="0" number:min-integer-digits="1" number:grouping="true"/>
      <style:map style:condition="value()&gt;=0" style:apply-style-name="N10116P0"/>
    </number:number-style>
    <number:number-style style:name="N10117P0" style:volatile="true" number:language="zh" number:country="CN">
      <number:text>￥</number:text>
      <number:number number:decimal-places="0" number:min-integer-digits="1" number:grouping="true"/>
    </number:number-style>
    <number:number-style style:name="N10117" number:language="zh" number:country="CN">
      <style:text-properties fo:color="#ff0000"/>
      <number:text>￥-</number:text>
      <number:number number:decimal-places="0" number:min-integer-digits="1" number:grouping="true"/>
      <style:map style:condition="value()&gt;=0" style:apply-style-name="N10117P0"/>
    </number:number-style>
    <number:number-style style:name="N10119P0" style:volatile="true" number:language="zh" number:country="CN">
      <number:text>￥</number:text>
      <number:number number:decimal-places="2" number:min-integer-digits="1" number:grouping="true"/>
    </number:number-style>
    <number:number-style style:name="N10119" number:language="zh" number:country="CN">
      <number:text>￥-</number:text>
      <number:number number:decimal-places="2" number:min-integer-digits="1" number:grouping="true"/>
      <style:map style:condition="value()&gt;=0" style:apply-style-name="N10119P0"/>
    </number:number-style>
    <number:number-style style:name="N10120P0" style:volatile="true" number:language="zh" number:country="CN">
      <number:text>￥</number:text>
      <number:number number:decimal-places="2" number:min-integer-digits="1" number:grouping="true"/>
    </number:number-style>
    <number:number-style style:name="N10120" number:language="zh" number:country="CN">
      <style:text-properties fo:color="#ff0000"/>
      <number:text>￥-</number:text>
      <number:number number:decimal-places="2" number:min-integer-digits="1" number:grouping="true"/>
      <style:map style:condition="value()&gt;=0" style:apply-style-name="N10120P0"/>
    </number:number-style>
    <number:date-style style:name="N10121" number:language="zh" number:country="CN">
      <number:year number:style="long"/>
      <number:text>-</number:text>
      <number:month/>
      <number:text>-</number:text>
      <number:day/>
    </number:date-style>
    <number:date-style style:name="N10122" number:language="zh" number:country="CN">
      <number:day/>
      <number:text>-</number:text>
      <number:month number:textual="true"/>
      <number:text>-</number:text>
      <number:year/>
    </number:date-style>
    <number:date-style style:name="N10123" number:language="zh" number:country="CN">
      <number:day/>
      <number:text>-</number:text>
      <number:month number:textual="true"/>
    </number:date-style>
    <number:date-style style:name="N10124" number:language="zh" number:country="CN">
      <number:month number:textual="true"/>
      <number:text>-</number:text>
      <number:year/>
    </number:date-style>
    <number:time-style style:name="N10125" number:language="zh" number:country="CN">
      <number:hours/>
      <number:text>:</number:text>
      <number:minutes number:style="long"/>
      <number:text> </number:text>
      <number:am-pm/>
    </number:time-style>
    <number:time-style style:name="N10126" number:language="zh" number:country="CN">
      <number:hours/>
      <number:text>:</number:text>
      <number:minutes number:style="long"/>
      <number:text>:</number:text>
      <number:seconds number:style="long"/>
      <number:text> </number:text>
      <number:am-pm/>
    </number:time-style>
    <number:time-style style:name="N10127" number:language="zh" number:country="CN">
      <number:hours/>
      <number:text>:</number:text>
      <number:minutes number:style="long"/>
    </number:time-style>
    <number:time-style style:name="N10128" number:language="zh" number:country="CN">
      <number:hours/>
      <number:text>:</number:text>
      <number:minutes number:style="long"/>
      <number:text>:</number:text>
      <number:seconds number:style="long"/>
    </number:time-style>
    <number:date-style style:name="N10129" number:language="zh" number:country="CN">
      <number:year number:style="long"/>
      <number:text>-</number:text>
      <number:month/>
      <number:text>-</number:text>
      <number:day/>
      <number:text> </number:text>
      <number:hours/>
      <number:text>:</number:text>
      <number:minutes number:style="long"/>
    </number:date-style>
    <number:number-style style:name="N10131P0" style:volatile="true" number:language="zh" number:country="CN">
      <number:text>$</number:text>
      <number:number number:decimal-places="0" number:min-integer-digits="1" number:grouping="true"/>
      <number:text> </number:text>
    </number:number-style>
    <number:number-style style:name="N10131" number:language="zh" number:country="CN">
      <number:text>($</number:text>
      <number:number number:decimal-places="0" number:min-integer-digits="1" number:grouping="true"/>
      <number:text>)</number:text>
      <style:map style:condition="value()&gt;=0" style:apply-style-name="N10131P0"/>
    </number:number-style>
    <number:number-style style:name="N10132P0" style:volatile="true" number:language="zh" number:country="CN">
      <number:text>$</number:text>
      <number:number number:decimal-places="0" number:min-integer-digits="1" number:grouping="true"/>
      <number:text> </number:text>
    </number:number-style>
    <number:number-style style:name="N10132" number:language="zh" number:country="CN">
      <style:text-properties fo:color="#ff0000"/>
      <number:text>($</number:text>
      <number:number number:decimal-places="0" number:min-integer-digits="1" number:grouping="true"/>
      <number:text>)</number:text>
      <style:map style:condition="value()&gt;=0" style:apply-style-name="N10132P0"/>
    </number:number-style>
    <number:number-style style:name="N10134P0" style:volatile="true" number:language="zh" number:country="CN">
      <number:text>$</number:text>
      <number:number number:decimal-places="2" number:min-integer-digits="1" number:grouping="true"/>
      <number:text> </number:text>
    </number:number-style>
    <number:number-style style:name="N10134" number:language="zh" number:country="CN">
      <number:text>($</number:text>
      <number:number number:decimal-places="2" number:min-integer-digits="1" number:grouping="true"/>
      <number:text>)</number:text>
      <style:map style:condition="value()&gt;=0" style:apply-style-name="N10134P0"/>
    </number:number-style>
    <number:number-style style:name="N10135P0" style:volatile="true" number:language="zh" number:country="CN">
      <number:text>$</number:text>
      <number:number number:decimal-places="2" number:min-integer-digits="1" number:grouping="true"/>
      <number:text> </number:text>
    </number:number-style>
    <number:number-style style:name="N10135" number:language="zh" number:country="CN">
      <style:text-properties fo:color="#ff0000"/>
      <number:text>($</number:text>
      <number:number number:decimal-places="2" number:min-integer-digits="1" number:grouping="true"/>
      <number:text>)</number:text>
      <style:map style:condition="value()&gt;=0" style:apply-style-name="N10135P0"/>
    </number:number-style>
    <number:date-style style:name="N10136" number:language="zh" number:country="CN">
      <number:month/>
      <number:text>-</number:text>
      <number:day/>
      <number:text>-</number:text>
      <number:year/>
    </number:date-style>
    <number:time-style style:name="N10137" number:language="zh" number:country="CN">
      <number:hours/>
      <number:text>时</number:text>
      <number:minutes number:style="long"/>
      <number:text>分</number:text>
    </number:time-style>
    <number:time-style style:name="N10138" number:language="zh" number:country="CN">
      <number:hours/>
      <number:text>时</number:text>
      <number:minutes number:style="long"/>
      <number:text>分</number:text>
      <number:seconds number:style="long"/>
      <number:text>秒</number:text>
    </number:time-style>
    <number:time-style style:name="N10139" number:language="zh" number:country="CN">
      <number:am-pm/>
      <number:hours/>
      <number:text>时</number:text>
      <number:minutes number:style="long"/>
      <number:text>分</number:text>
    </number:time-style>
    <number:time-style style:name="N10140" number:language="zh" number:country="CN">
      <number:am-pm/>
      <number:hours/>
      <number:text>时</number:text>
      <number:minutes number:style="long"/>
      <number:text>分</number:text>
      <number:seconds number:style="long"/>
      <number:text>秒</number:text>
    </number:time-style>
    <number:number-style style:name="N10141P0" style:volatile="true" number:language="zh" number:country="CN">
      <number:number number:decimal-places="0" number:min-integer-digits="1" number:grouping="true"/>
    </number:number-style>
    <number:number-style style:name="N10141" number:language="zh" number:country="CN">
      <number:text>-</number:text>
      <number:number number:decimal-places="0" number:min-integer-digits="1" number:grouping="true"/>
      <style:map style:condition="value()&gt;=0" style:apply-style-name="N10141P0"/>
    </number:number-style>
    <number:number-style style:name="N10142P0" style:volatile="true" number:language="zh" number:country="CN">
      <number:number number:decimal-places="0" number:min-integer-digits="1" number:grouping="true"/>
    </number:number-style>
    <number:number-style style:name="N10142" number:language="zh" number:country="CN">
      <style:text-properties fo:color="#ff0000"/>
      <number:text>-</number:text>
      <number:number number:decimal-places="0" number:min-integer-digits="1" number:grouping="true"/>
      <style:map style:condition="value()&gt;=0" style:apply-style-name="N10142P0"/>
    </number:number-style>
    <number:number-style style:name="N10143P0" style:volatile="true" number:language="zh" number:country="CN">
      <number:number number:decimal-places="2" number:min-integer-digits="1" number:grouping="true"/>
    </number:number-style>
    <number:number-style style:name="N10143" number:language="zh" number:country="CN">
      <number:text>-</number:text>
      <number:number number:decimal-places="2" number:min-integer-digits="1" number:grouping="true"/>
      <style:map style:condition="value()&gt;=0" style:apply-style-name="N10143P0"/>
    </number:number-style>
    <number:number-style style:name="N10144P0" style:volatile="true" number:language="zh" number:country="CN">
      <number:number number:decimal-places="2" number:min-integer-digits="1" number:grouping="true"/>
    </number:number-style>
    <number:number-style style:name="N10144" number:language="zh" number:country="CN">
      <style:text-properties fo:color="#ff0000"/>
      <number:text>-</number:text>
      <number:number number:decimal-places="2" number:min-integer-digits="1" number:grouping="true"/>
      <style:map style:condition="value()&gt;=0" style:apply-style-name="N10144P0"/>
    </number:number-style>
    <number:number-style style:name="N10148P0" style:volatile="true" number:language="zh" number:country="CN">
      <loext:fill-character> </loext:fill-character>
      <number:number number:decimal-places="0" number:min-integer-digits="1" number:grouping="true"/>
      <number:text> </number:text>
    </number:number-style>
    <number:number-style style:name="N10148P1" style:volatile="true" number:language="zh" number:country="CN">
      <loext:fill-character> </loext:fill-character>
      <number:text>-</number:text>
      <number:number number:decimal-places="0" number:min-integer-digits="1" number:grouping="true"/>
      <number:text> </number:text>
    </number:number-style>
    <number:number-style style:name="N10148P2" style:volatile="true" number:language="zh" number:country="CN">
      <loext:fill-character> </loext:fill-character>
      <number:text>- </number:text>
    </number:number-style>
    <number:text-style style:name="N10148" number:language="zh" number:country="CN">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zh" number:country="CN">
      <loext:fill-character> </loext:fill-character>
      <number:number number:decimal-places="2" number:min-integer-digits="1" number:grouping="true"/>
      <number:text> </number:text>
    </number:number-style>
    <number:number-style style:name="N10152P1" style:volatile="true" number:language="zh" number:country="CN">
      <loext:fill-character> </loext:fill-character>
      <number:text>-</number:text>
      <number:number number:decimal-places="2" number:min-integer-digits="1" number:grouping="true"/>
      <number:text> </number:text>
    </number:number-style>
    <number:number-style style:name="N10152P2" style:volatile="true" number:language="zh" number:country="CN">
      <loext:fill-character> </loext:fill-character>
      <number:text>-</number:text>
      <number:number number:decimal-places="0" number:min-integer-digits="0"/>
      <number:text> </number:text>
    </number:number-style>
    <number:text-style style:name="N10152" number:language="zh" number:country="CN">
      <number:text-content/>
      <number:text> </number:text>
      <style:map style:condition="value()&gt;0" style:apply-style-name="N10152P0"/>
      <style:map style:condition="value()&lt;0" style:apply-style-name="N10152P1"/>
      <style:map style:condition="value()=0" style:apply-style-name="N10152P2"/>
    </number:text-style>
    <style:style style:name="Default" style:family="table-cell">
      <style:text-properties style:font-name-asian="Noto Sans CJK SC Regular1" style:font-family-asian="'Noto Sans CJK SC Regular'" style:font-family-generic-asian="system" style:font-pitch-asian="variable" style:font-name-complex="Noto Sans CJK SC Regular1" style:font-family-complex="'Noto Sans CJK SC Regular'"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9">00/00/0000</text:date>, <text:time style:data-style-name="N2" text:time-value="05:54:24.185831364">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07:00:17.726598078</meta:creation-date>
    <dc:date>2016-09-09T09:48:57.571962493</dc:date>
    <meta:editing-duration>PT3H48M43S</meta:editing-duration>
    <meta:editing-cycles>29</meta:editing-cycles>
    <meta:generator>LibreOffice/4.3.3.2$Linux_x86 LibreOffice_project/430m0$Build-2</meta:generator>
    <dc:creator>Debian user</dc:creator>
    <meta:document-statistic meta:table-count="1" meta:cell-count="324" meta:object-count="0"/>
  </office:meta>
</office:document-meta>
</file>